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Tahoma" svg:font-family="Tahoma" style:font-family-generic="system" style:font-pitch="variable"/>
  </office:font-face-decls>
  <office:automatic-styles>
    <style:style style:name="P1" style:family="paragraph" style:parent-style-name="Footer">
      <style:text-properties fo:language="en" fo:country="GB" officeooo:paragraph-rsid="000bec5e"/>
    </style:style>
    <style:style style:name="P2" style:family="paragraph" style:parent-style-name="Standard">
      <style:text-properties fo:language="en" fo:country="GB" officeooo:paragraph-rsid="000bec5e"/>
    </style:style>
    <style:style style:name="P3" style:family="paragraph" style:parent-style-name="Text_20_body">
      <style:text-properties fo:language="en" fo:country="GB" officeooo:paragraph-rsid="000bec5e"/>
    </style:style>
    <style:style style:name="P4" style:family="paragraph" style:parent-style-name="Text_20_body">
      <style:paragraph-properties fo:text-align="justify" style:justify-single-word="false"/>
      <style:text-properties fo:language="en" fo:country="GB" officeooo:rsid="000bec5e" officeooo:paragraph-rsid="000bec5e"/>
    </style:style>
    <style:style style:name="P5" style:family="paragraph" style:parent-style-name="Text_20_body">
      <style:paragraph-properties fo:margin-top="0cm" fo:margin-bottom="0cm" style:contextual-spacing="false" fo:line-height="100%" fo:text-align="justify" style:justify-single-word="false"/>
      <style:text-properties fo:language="en" fo:country="GB" officeooo:rsid="000bec5e" officeooo:paragraph-rsid="000bec5e"/>
    </style:style>
    <style:style style:name="P6" style:family="paragraph" style:parent-style-name="Standard">
      <style:paragraph-properties fo:text-align="justify" style:justify-single-word="false"/>
      <style:text-properties fo:language="en" fo:country="GB" officeooo:rsid="00f5b732" officeooo:paragraph-rsid="000bec5e"/>
    </style:style>
    <style:style style:name="P7" style:family="paragraph" style:parent-style-name="Standard">
      <style:paragraph-properties fo:text-align="justify" style:justify-single-word="false"/>
      <style:text-properties fo:language="en" fo:country="GB" officeooo:rsid="00f5b732" officeooo:paragraph-rsid="000cb78f"/>
    </style:style>
    <style:style style:name="P8" style:family="paragraph" style:parent-style-name="Standard">
      <style:paragraph-properties fo:text-align="justify" style:justify-single-word="false"/>
      <style:text-properties fo:language="en" fo:country="GB" officeooo:rsid="00f5b732" officeooo:paragraph-rsid="000d1c70"/>
    </style:style>
    <style:style style:name="P9" style:family="paragraph" style:parent-style-name="Standard">
      <style:paragraph-properties fo:text-align="justify" style:justify-single-word="false"/>
      <style:text-properties fo:language="en" fo:country="GB" officeooo:rsid="00f5b732" officeooo:paragraph-rsid="00133fab"/>
    </style:style>
    <style:style style:name="P10" style:family="paragraph" style:parent-style-name="Standard">
      <style:paragraph-properties fo:text-align="justify" style:justify-single-word="false"/>
      <style:text-properties fo:language="en" fo:country="GB" officeooo:rsid="00f5b732" officeooo:paragraph-rsid="00151b87"/>
    </style:style>
    <style:style style:name="P11" style:family="paragraph" style:parent-style-name="Standard">
      <style:paragraph-properties fo:text-align="justify" style:justify-single-word="false"/>
      <style:text-properties fo:language="en" fo:country="GB" officeooo:rsid="00f5b732" officeooo:paragraph-rsid="00344ba3"/>
    </style:style>
    <style:style style:name="P12" style:family="paragraph" style:parent-style-name="Standard">
      <style:paragraph-properties fo:text-align="justify" style:justify-single-word="false"/>
      <style:text-properties fo:language="en" fo:country="GB" officeooo:rsid="00f5b732" officeooo:paragraph-rsid="003790c6"/>
    </style:style>
    <style:style style:name="P13" style:family="paragraph" style:parent-style-name="Standard">
      <style:paragraph-properties fo:text-align="justify" style:justify-single-word="false"/>
      <style:text-properties fo:language="en" fo:country="GB" officeooo:paragraph-rsid="000bec5e"/>
    </style:style>
    <style:style style:name="P14" style:family="paragraph" style:parent-style-name="Standard">
      <style:paragraph-properties fo:text-align="justify" style:justify-single-word="false"/>
      <style:text-properties fo:language="en" fo:country="GB" officeooo:paragraph-rsid="000c0db7"/>
    </style:style>
    <style:style style:name="P15" style:family="paragraph" style:parent-style-name="Standard">
      <style:paragraph-properties fo:text-align="justify" style:justify-single-word="false"/>
      <style:text-properties fo:language="en" fo:country="GB" officeooo:rsid="00f26220" officeooo:paragraph-rsid="000bec5e"/>
    </style:style>
    <style:style style:name="P16" style:family="paragraph" style:parent-style-name="Standard">
      <style:paragraph-properties fo:text-align="justify" style:justify-single-word="false"/>
      <style:text-properties fo:language="en" fo:country="GB" officeooo:rsid="00f26220" officeooo:paragraph-rsid="000cb78f"/>
    </style:style>
    <style:style style:name="P17" style:family="paragraph" style:parent-style-name="Standard">
      <style:paragraph-properties fo:text-align="justify" style:justify-single-word="false"/>
      <style:text-properties fo:language="en" fo:country="GB" officeooo:rsid="00f3d33d" officeooo:paragraph-rsid="000bec5e"/>
    </style:style>
    <style:style style:name="P18" style:family="paragraph" style:parent-style-name="Standard">
      <style:paragraph-properties fo:text-align="justify" style:justify-single-word="false"/>
      <style:text-properties fo:language="en" fo:country="GB" officeooo:rsid="00f48010" officeooo:paragraph-rsid="000bec5e"/>
    </style:style>
    <style:style style:name="P19" style:family="paragraph" style:parent-style-name="Standard">
      <style:paragraph-properties fo:margin-top="0.203cm" fo:margin-bottom="0cm" style:contextual-spacing="false" fo:text-align="justify" style:justify-single-word="false"/>
      <style:text-properties fo:language="en" fo:country="GB" officeooo:rsid="007ced57" officeooo:paragraph-rsid="000bec5e"/>
    </style:style>
    <style:style style:name="P20" style:family="paragraph" style:parent-style-name="Standard">
      <style:paragraph-properties fo:text-align="justify" style:justify-single-word="false"/>
      <style:text-properties fo:language="en" fo:country="GB" officeooo:rsid="00eff0ba" officeooo:paragraph-rsid="000bec5e"/>
    </style:style>
    <style:style style:name="P21" style:family="paragraph" style:parent-style-name="Standard">
      <style:paragraph-properties fo:text-align="justify" style:justify-single-word="false"/>
      <style:text-properties fo:language="en" fo:country="GB" officeooo:rsid="000bfc3c" officeooo:paragraph-rsid="000bfc3c"/>
    </style:style>
    <style:style style:name="P22" style:family="paragraph" style:parent-style-name="Standard">
      <style:paragraph-properties fo:text-align="justify" style:justify-single-word="false"/>
      <style:text-properties fo:language="en" fo:country="GB" officeooo:rsid="000bfc3c" officeooo:paragraph-rsid="002fce6f"/>
    </style:style>
    <style:style style:name="P23" style:family="paragraph" style:parent-style-name="Standard">
      <style:paragraph-properties fo:text-align="justify" style:justify-single-word="false"/>
      <style:text-properties fo:language="en" fo:country="GB" officeooo:rsid="000bfc3c" officeooo:paragraph-rsid="00322417"/>
    </style:style>
    <style:style style:name="P24" style:family="paragraph" style:parent-style-name="Standard">
      <style:paragraph-properties fo:text-align="justify" style:justify-single-word="false"/>
      <style:text-properties fo:language="en" fo:country="GB" officeooo:rsid="000c0db7" officeooo:paragraph-rsid="000c0db7"/>
    </style:style>
    <style:style style:name="P25" style:family="paragraph" style:parent-style-name="Standard">
      <style:paragraph-properties fo:text-align="justify" style:justify-single-word="false"/>
      <style:text-properties fo:language="en" fo:country="GB" officeooo:rsid="000cb78f" officeooo:paragraph-rsid="000cb78f"/>
    </style:style>
    <style:style style:name="P26" style:family="paragraph" style:parent-style-name="Standard">
      <style:paragraph-properties fo:text-align="justify" style:justify-single-word="false"/>
      <style:text-properties fo:language="en" fo:country="GB" officeooo:rsid="000cb78f" officeooo:paragraph-rsid="00133fab"/>
    </style:style>
    <style:style style:name="P27" style:family="paragraph" style:parent-style-name="Standard">
      <style:paragraph-properties fo:text-align="justify" style:justify-single-word="false"/>
      <style:text-properties fo:language="en" fo:country="GB" officeooo:rsid="000cb78f" officeooo:paragraph-rsid="0015960e"/>
    </style:style>
    <style:style style:name="P28" style:family="paragraph" style:parent-style-name="Standard">
      <style:paragraph-properties fo:text-align="justify" style:justify-single-word="false"/>
      <style:text-properties fo:language="en" fo:country="GB" officeooo:rsid="000cb78f" officeooo:paragraph-rsid="00371a50"/>
    </style:style>
    <style:style style:name="P29" style:family="paragraph" style:parent-style-name="Standard">
      <style:paragraph-properties fo:text-align="justify" style:justify-single-word="false"/>
      <style:text-properties fo:language="en" fo:country="GB" officeooo:rsid="000cb78f" officeooo:paragraph-rsid="003790c6"/>
    </style:style>
    <style:style style:name="P30" style:family="paragraph" style:parent-style-name="Standard">
      <style:paragraph-properties fo:text-align="justify" style:justify-single-word="false"/>
      <style:text-properties fo:language="en" fo:country="GB" officeooo:rsid="000d1c70" officeooo:paragraph-rsid="000d1c70"/>
    </style:style>
    <style:style style:name="P31" style:family="paragraph" style:parent-style-name="Standard">
      <style:paragraph-properties fo:text-align="justify" style:justify-single-word="false"/>
      <style:text-properties fo:language="en" fo:country="GB" officeooo:rsid="000ff91d" officeooo:paragraph-rsid="000ff91d"/>
    </style:style>
    <style:style style:name="P32" style:family="paragraph" style:parent-style-name="Text_20_body">
      <style:text-properties fo:language="en" fo:country="GB"/>
    </style:style>
    <style:style style:name="P33" style:family="paragraph" style:parent-style-name="Standard">
      <style:paragraph-properties fo:text-align="justify" style:justify-single-word="false"/>
      <style:text-properties fo:language="en" fo:country="GB" officeooo:rsid="00133fab" officeooo:paragraph-rsid="00133fab"/>
    </style:style>
    <style:style style:name="P34" style:family="paragraph" style:parent-style-name="Standard">
      <style:paragraph-properties fo:text-align="justify" style:justify-single-word="false"/>
      <style:text-properties fo:language="en" fo:country="GB" officeooo:rsid="0015960e" officeooo:paragraph-rsid="0015960e"/>
    </style:style>
    <style:style style:name="P35" style:family="paragraph" style:parent-style-name="Standard">
      <style:paragraph-properties fo:text-align="justify" style:justify-single-word="false"/>
      <style:text-properties fo:language="en" fo:country="GB" officeooo:rsid="001f7116" officeooo:paragraph-rsid="001f7116"/>
    </style:style>
    <style:style style:name="P36" style:family="paragraph" style:parent-style-name="Standard">
      <style:paragraph-properties fo:text-align="justify" style:justify-single-word="false"/>
      <style:text-properties fo:language="en" fo:country="GB" officeooo:rsid="0021035c" officeooo:paragraph-rsid="0021035c"/>
    </style:style>
    <style:style style:name="P37" style:family="paragraph" style:parent-style-name="Standard">
      <style:paragraph-properties fo:text-align="justify" style:justify-single-word="false"/>
      <style:text-properties fo:language="en" fo:country="GB" officeooo:rsid="00248b48" officeooo:paragraph-rsid="00248b48"/>
    </style:style>
    <style:style style:name="P38" style:family="paragraph" style:parent-style-name="Standard">
      <style:paragraph-properties fo:text-align="justify" style:justify-single-word="false"/>
      <style:text-properties fo:language="en" fo:country="GB" officeooo:rsid="0024ccca" officeooo:paragraph-rsid="0024ccca"/>
    </style:style>
    <style:style style:name="P39" style:family="paragraph" style:parent-style-name="Standard">
      <style:paragraph-properties fo:text-align="justify" style:justify-single-word="false"/>
      <style:text-properties fo:language="en" fo:country="GB" officeooo:rsid="0027ac2b" officeooo:paragraph-rsid="0027ac2b"/>
    </style:style>
    <style:style style:name="P40" style:family="paragraph" style:parent-style-name="Text_20_body">
      <style:paragraph-properties fo:margin-top="0cm" fo:margin-bottom="0cm" style:contextual-spacing="false" fo:line-height="100%" fo:text-align="justify" style:justify-single-word="false"/>
      <style:text-properties fo:language="en" fo:country="GB" officeooo:rsid="002a5815" officeooo:paragraph-rsid="002a5815"/>
    </style:style>
    <style:style style:name="P41" style:family="paragraph" style:parent-style-name="Text_20_body">
      <style:paragraph-properties fo:margin-top="0cm" fo:margin-bottom="0cm" style:contextual-spacing="false" fo:line-height="100%" fo:text-align="justify" style:justify-single-word="false"/>
      <style:text-properties fo:language="en" fo:country="GB" officeooo:rsid="002cd5d7" officeooo:paragraph-rsid="002cd5d7"/>
    </style:style>
    <style:style style:name="P42" style:family="paragraph" style:parent-style-name="Standard">
      <style:paragraph-properties fo:text-align="justify" style:justify-single-word="false"/>
      <style:text-properties fo:language="en" fo:country="GB" officeooo:rsid="002fce6f" officeooo:paragraph-rsid="002fce6f"/>
    </style:style>
    <style:style style:name="P43" style:family="paragraph" style:parent-style-name="Standard">
      <style:paragraph-properties fo:text-align="justify" style:justify-single-word="false"/>
      <style:text-properties fo:language="en" fo:country="GB" officeooo:rsid="003583c3" officeooo:paragraph-rsid="003583c3"/>
    </style:style>
    <style:style style:name="P44" style:family="paragraph" style:parent-style-name="Standard">
      <style:paragraph-properties fo:text-align="justify" style:justify-single-word="false"/>
      <style:text-properties fo:language="en" fo:country="GB" officeooo:rsid="003790c6" officeooo:paragraph-rsid="003790c6"/>
    </style:style>
    <style:style style:name="P45" style:family="paragraph" style:parent-style-name="Standard">
      <style:paragraph-properties fo:text-align="center" style:justify-single-word="false"/>
      <style:text-properties fo:font-size="16pt" fo:language="en" fo:country="GB" fo:font-weight="bold" officeooo:paragraph-rsid="000bec5e" style:font-size-asian="16pt" style:font-weight-asian="bold" style:font-size-complex="16pt" style:font-weight-complex="bold"/>
    </style:style>
    <style:style style:name="P46" style:family="paragraph" style:parent-style-name="Text_20_body">
      <style:paragraph-properties fo:text-align="center" style:justify-single-word="false"/>
      <style:text-properties fo:font-size="16pt" fo:language="en" fo:country="GB" fo:font-weight="bold" officeooo:paragraph-rsid="000bec5e" style:font-size-asian="16pt" style:font-weight-asian="bold" style:font-size-complex="16pt" style:font-weight-complex="bold"/>
    </style:style>
    <style:style style:name="P47" style:family="paragraph" style:parent-style-name="Standard">
      <style:paragraph-properties fo:text-align="center" style:justify-single-word="false"/>
      <style:text-properties style:font-name="Arial1" fo:font-size="16pt" fo:language="en" fo:country="GB" fo:font-weight="bold" officeooo:paragraph-rsid="000bec5e" style:font-size-asian="16pt" style:font-weight-asian="bold" style:font-size-complex="16pt" style:font-weight-complex="bold"/>
    </style:style>
    <style:style style:name="P48" style:family="paragraph" style:parent-style-name="Standard">
      <style:paragraph-properties fo:text-align="center" style:justify-single-word="false"/>
      <style:text-properties style:font-name="Arial1" fo:font-size="12pt" fo:language="en" fo:country="GB" officeooo:paragraph-rsid="000bec5e" style:font-size-asian="12pt" style:font-size-complex="12pt"/>
    </style:style>
    <style:style style:name="P49" style:family="paragraph" style:parent-style-name="Standard">
      <style:text-properties style:font-name="Arial1" fo:font-size="12pt" fo:language="en" fo:country="GB" officeooo:paragraph-rsid="000bec5e" style:font-size-asian="12pt" style:font-size-complex="12pt"/>
    </style:style>
    <style:style style:name="P50" style:family="paragraph" style:parent-style-name="Standard">
      <style:paragraph-properties fo:text-align="start" style:justify-single-word="false"/>
      <style:text-properties style:font-name="Arial1" fo:language="en" fo:country="GB" officeooo:paragraph-rsid="000bec5e"/>
    </style:style>
    <style:style style:name="P51" style:family="paragraph" style:parent-style-name="Standard">
      <style:paragraph-properties fo:text-align="justify" style:justify-single-word="false"/>
      <style:text-properties style:font-name="Arial1" fo:language="en" fo:country="GB" officeooo:paragraph-rsid="000bec5e"/>
    </style:style>
    <style:style style:name="P52" style:family="paragraph" style:parent-style-name="Standard">
      <style:text-properties style:font-name="Arial1" fo:language="en" fo:country="GB" officeooo:rsid="000da5a1" officeooo:paragraph-rsid="000bec5e"/>
    </style:style>
    <style:style style:name="P53" style:family="paragraph" style:parent-style-name="Standard">
      <style:text-properties style:font-name="Arial1" fo:language="en" fo:country="GB" officeooo:rsid="009b183d" officeooo:paragraph-rsid="000bec5e"/>
    </style:style>
    <style:style style:name="P54" style:family="paragraph" style:parent-style-name="Standard">
      <style:text-properties style:font-name="Arial1" fo:language="en" fo:country="GB" officeooo:paragraph-rsid="000bec5e"/>
    </style:style>
    <style:style style:name="P55" style:family="paragraph" style:parent-style-name="Standard">
      <style:paragraph-properties fo:text-align="justify" style:justify-single-word="false"/>
      <style:text-properties style:font-name="Arial1" fo:language="en" fo:country="GB" fo:font-weight="normal" officeooo:paragraph-rsid="000bec5e" style:font-weight-asian="normal" style:font-weight-complex="normal"/>
    </style:style>
    <style:style style:name="P56" style:family="paragraph" style:parent-style-name="Standard">
      <style:paragraph-properties fo:text-align="justify" style:justify-single-word="false"/>
      <style:text-properties style:font-name="Arial1" fo:language="en" fo:country="GB" fo:font-weight="normal" officeooo:rsid="00771fa2" officeooo:paragraph-rsid="000bec5e" style:font-weight-asian="normal" style:font-weight-complex="normal"/>
    </style:style>
    <style:style style:name="P57" style:family="paragraph" style:parent-style-name="Standard">
      <style:paragraph-properties fo:text-align="justify" style:justify-single-word="false"/>
      <style:text-properties style:font-name="Arial1" fo:language="en" fo:country="GB" fo:font-weight="normal" officeooo:rsid="00133fab" officeooo:paragraph-rsid="00133fab" style:font-weight-asian="normal" style:font-weight-complex="normal"/>
    </style:style>
    <style:style style:name="P58" style:family="paragraph" style:parent-style-name="Standard">
      <style:paragraph-properties fo:text-align="justify" style:justify-single-word="false"/>
      <style:text-properties style:font-name="Arial1" fo:language="en" fo:country="GB" officeooo:rsid="00133fab" officeooo:paragraph-rsid="00133fab"/>
    </style:style>
    <style:style style:name="P59" style:family="paragraph" style:parent-style-name="Standard">
      <style:paragraph-properties fo:text-align="justify" style:justify-single-word="false"/>
      <style:text-properties style:font-name="Arial1" fo:language="en" fo:country="GB" officeooo:rsid="000bfc3c" officeooo:paragraph-rsid="000bfc3c"/>
    </style:style>
    <style:style style:name="P60" style:family="paragraph" style:parent-style-name="Standard">
      <style:text-properties style:font-name="Arial1" officeooo:paragraph-rsid="000bec5e"/>
    </style:style>
    <style:style style:name="P61" style:family="paragraph" style:parent-style-name="Standard">
      <style:paragraph-properties fo:text-align="justify" style:justify-single-word="false"/>
      <style:text-properties style:font-name="Liberation Mono" fo:language="en" fo:country="GB" officeooo:rsid="00f48010" officeooo:paragraph-rsid="000bec5e"/>
    </style:style>
    <style:style style:name="P62" style:family="paragraph" style:parent-style-name="Standard">
      <style:paragraph-properties fo:text-align="justify" style:justify-single-word="false"/>
      <style:text-properties style:font-name="Liberation Mono" fo:language="en" fo:country="GB" officeooo:rsid="00133fab" officeooo:paragraph-rsid="00133fab"/>
    </style:style>
    <style:style style:name="P63" style:family="paragraph" style:parent-style-name="Standard">
      <style:paragraph-properties fo:text-align="justify" style:justify-single-word="false"/>
      <style:text-properties style:font-name="Liberation Mono" fo:language="en" fo:country="GB" officeooo:rsid="00f3d33d" officeooo:paragraph-rsid="000bec5e"/>
    </style:style>
    <style:style style:name="P64" style:family="paragraph" style:parent-style-name="Standard">
      <style:paragraph-properties fo:text-align="justify" style:justify-single-word="false"/>
      <style:text-properties style:font-name="Liberation Mono" fo:language="en" fo:country="GB" officeooo:rsid="00f3d33d" officeooo:paragraph-rsid="00133fab"/>
    </style:style>
    <style:style style:name="P65" style:family="paragraph" style:parent-style-name="Standard">
      <style:paragraph-properties fo:text-align="justify" style:justify-single-word="false"/>
      <style:text-properties style:font-name="Liberation Mono" fo:font-size="9pt" fo:language="en" fo:country="GB" officeooo:rsid="000cb78f" officeooo:paragraph-rsid="003790c6" style:font-size-asian="9pt" style:font-size-complex="9pt"/>
    </style:style>
    <style:style style:name="P66" style:family="paragraph" style:parent-style-name="Standard">
      <style:paragraph-properties fo:text-align="justify" style:justify-single-word="false"/>
      <style:text-properties fo:color="#000000" loext:opacity="100%" fo:language="en" fo:country="GB" officeooo:rsid="000cb78f" officeooo:paragraph-rsid="000cb78f"/>
    </style:style>
    <style:style style:name="P67" style:family="paragraph" style:parent-style-name="Standard">
      <style:paragraph-properties fo:text-align="justify" style:justify-single-word="false"/>
      <style:text-properties fo:color="#000000" loext:opacity="100%" fo:language="en" fo:country="GB" officeooo:rsid="00f26220" officeooo:paragraph-rsid="000bec5e"/>
    </style:style>
    <style:style style:name="P68" style:family="paragraph" style:parent-style-name="Standard">
      <style:paragraph-properties fo:text-align="justify" style:justify-single-word="false"/>
      <style:text-properties fo:color="#000000" loext:opacity="100%" fo:language="en" fo:country="GB" officeooo:rsid="00133fab" officeooo:paragraph-rsid="00133fab"/>
    </style:style>
    <style:style style:name="P69" style:family="paragraph" style:parent-style-name="Text_20_body">
      <style:paragraph-properties fo:text-align="center" style:justify-single-word="false"/>
      <style:text-properties fo:font-size="24pt" fo:language="en" fo:country="GB" fo:font-weight="bold" officeooo:paragraph-rsid="000bec5e" style:font-size-asian="24pt" style:font-weight-asian="bold" style:font-size-complex="24pt" style:font-weight-complex="bold"/>
    </style:style>
    <style:style style:name="P70" style:family="paragraph" style:parent-style-name="Text_20_body">
      <style:paragraph-properties fo:text-align="center" style:justify-single-word="false"/>
      <style:text-properties fo:font-size="18pt" fo:language="en" fo:country="GB" fo:font-weight="bold" officeooo:rsid="005dd353" officeooo:paragraph-rsid="000bec5e" style:font-size-asian="18pt" style:font-weight-asian="bold" style:font-size-complex="18pt" style:font-weight-complex="bold"/>
    </style:style>
    <style:style style:name="P71" style:family="paragraph" style:parent-style-name="Text_20_body">
      <style:paragraph-properties fo:text-align="center" style:justify-single-word="false"/>
      <style:text-properties fo:font-size="18pt" fo:language="en" fo:country="GB" fo:font-weight="bold" officeooo:rsid="000bec5e" officeooo:paragraph-rsid="000bec5e" style:font-size-asian="18pt" style:font-weight-asian="bold" style:font-size-complex="18pt" style:font-weight-complex="bold"/>
    </style:style>
    <style:style style:name="P72" style:family="paragraph" style:parent-style-name="Text_20_body">
      <style:paragraph-properties fo:text-align="center" style:justify-single-word="false"/>
      <style:text-properties fo:font-size="14pt" fo:language="en" fo:country="GB" fo:font-weight="bold" officeooo:rsid="00ea874d" officeooo:paragraph-rsid="000bec5e" style:font-size-asian="14pt" style:font-weight-asian="bold" style:font-size-complex="14pt" style:font-weight-complex="bold"/>
    </style:style>
    <style:style style:name="P73" style:family="paragraph" style:parent-style-name="Text_20_body">
      <style:paragraph-properties fo:text-align="center" style:justify-single-word="false"/>
      <style:text-properties fo:font-size="14pt" fo:language="en" fo:country="GB" officeooo:rsid="00eff0ba" officeooo:paragraph-rsid="000bec5e" style:font-size-asian="12.25pt" style:font-size-complex="14pt"/>
    </style:style>
    <style:style style:name="P74" style:family="paragraph" style:parent-style-name="Standard">
      <style:paragraph-properties fo:text-align="justify" style:justify-single-word="false"/>
      <style:text-properties fo:color="#0000ff" loext:opacity="100%" fo:language="en" fo:country="GB" officeooo:rsid="000cb78f" officeooo:paragraph-rsid="000bec5e"/>
    </style:style>
    <style:style style:name="P75" style:family="paragraph" style:parent-style-name="Standard">
      <style:paragraph-properties fo:text-align="justify" style:justify-single-word="false"/>
      <style:text-properties fo:color="#ff0000" loext:opacity="100%" fo:language="en" fo:country="GB" fo:font-weight="bold" officeooo:rsid="000cf02c" officeooo:paragraph-rsid="000d1c70" style:font-weight-asian="bold" style:font-weight-complex="bold"/>
    </style:style>
    <style:style style:name="P76" style:family="paragraph" style:parent-style-name="Standard">
      <style:paragraph-properties fo:text-align="justify" style:justify-single-word="false"/>
      <style:text-properties officeooo:paragraph-rsid="000bec5e"/>
    </style:style>
    <style:style style:name="P77" style:family="paragraph" style:parent-style-name="Standard">
      <style:paragraph-properties fo:text-align="justify" style:justify-single-word="false"/>
      <style:text-properties officeooo:paragraph-rsid="001affd7"/>
    </style:style>
    <style:style style:name="P78" style:family="paragraph" style:parent-style-name="Standard">
      <style:paragraph-properties fo:text-align="justify" style:justify-single-word="false"/>
      <style:text-properties officeooo:paragraph-rsid="00248b48"/>
    </style:style>
    <style:style style:name="P79" style:family="paragraph" style:parent-style-name="Standard">
      <style:paragraph-properties fo:text-align="justify" style:justify-single-word="false"/>
      <style:text-properties officeooo:paragraph-rsid="002fce6f"/>
    </style:style>
    <style:style style:name="P80" style:family="paragraph" style:parent-style-name="Standard">
      <style:paragraph-properties fo:text-align="justify" style:justify-single-word="false"/>
      <style:text-properties officeooo:paragraph-rsid="00133fab"/>
    </style:style>
    <style:style style:name="P81" style:family="paragraph" style:parent-style-name="Standard">
      <style:paragraph-properties fo:text-align="justify" style:justify-single-word="false"/>
      <style:text-properties fo:font-weight="normal" officeooo:rsid="00248b48" officeooo:paragraph-rsid="00248b48" style:font-weight-asian="normal" style:font-weight-complex="normal"/>
    </style:style>
    <style:style style:name="P82" style:family="paragraph" style:parent-style-name="Contents_20_1">
      <style:paragraph-properties>
        <style:tab-stops>
          <style:tab-stop style:position="16.999cm" style:type="right" style:leader-style="dotted" style:leader-text="."/>
        </style:tab-stops>
      </style:paragraph-properties>
    </style:style>
    <style:style style:name="P83" style:family="paragraph" style:parent-style-name="Contents_20_2">
      <style:paragraph-properties>
        <style:tab-stops>
          <style:tab-stop style:position="16.499cm" style:type="right" style:leader-style="dotted" style:leader-text="."/>
        </style:tab-stops>
      </style:paragraph-properties>
    </style:style>
    <style:style style:name="P84" style:family="paragraph" style:parent-style-name="Contents_20_Heading">
      <style:paragraph-properties fo:break-before="page"/>
    </style:style>
    <style:style style:name="P85" style:family="paragraph" style:parent-style-name="Footer">
      <style:text-properties fo:language="en" fo:country="GB"/>
    </style:style>
    <style:style style:name="P86" style:family="paragraph" style:parent-style-name="Heading_20_1">
      <style:paragraph-properties fo:break-before="page"/>
      <style:text-properties fo:language="en" fo:country="GB" officeooo:rsid="000bec5e" officeooo:paragraph-rsid="000bec5e"/>
    </style:style>
    <style:style style:name="P87" style:family="paragraph" style:parent-style-name="Heading_20_1" style:list-style-name="">
      <style:text-properties fo:language="en" fo:country="GB" officeooo:paragraph-rsid="000bec5e"/>
    </style:style>
    <style:style style:name="P88" style:family="paragraph" style:parent-style-name="Heading_20_1">
      <style:paragraph-properties fo:break-before="page"/>
      <style:text-properties fo:language="en" fo:country="GB" officeooo:paragraph-rsid="000bec5e"/>
    </style:style>
    <style:style style:name="P89" style:family="paragraph" style:parent-style-name="Heading_20_1" style:list-style-name=""/>
    <style:style style:name="P90" style:family="paragraph" style:parent-style-name="Heading_20_1">
      <style:paragraph-properties fo:break-before="page"/>
    </style:style>
    <style:style style:name="P91" style:family="paragraph" style:parent-style-name="Heading_20_2">
      <style:text-properties fo:language="en" fo:country="GB"/>
    </style:style>
    <style:style style:name="P92" style:family="paragraph" style:parent-style-name="Standard" style:master-page-name="Index">
      <style:paragraph-properties style:page-number="auto" fo:break-before="page"/>
      <style:text-properties fo:language="en" fo:country="GB" officeooo:paragraph-rsid="000bec5e"/>
    </style:style>
    <style:style style:name="P93" style:family="paragraph" style:parent-style-name="Standard">
      <style:paragraph-properties fo:text-align="justify" style:justify-single-word="false"/>
      <style:text-properties fo:language="en" fo:country="GB" officeooo:rsid="003790c6" officeooo:paragraph-rsid="003790c6"/>
    </style:style>
    <style:style style:name="P94" style:family="paragraph" style:parent-style-name="Standard" style:list-style-name="L1">
      <style:paragraph-properties fo:margin-top="0.203cm" fo:margin-bottom="0cm" style:contextual-spacing="false" fo:text-align="justify" style:justify-single-word="false"/>
      <style:text-properties fo:language="en" fo:country="GB" officeooo:paragraph-rsid="000bec5e"/>
    </style:style>
    <style:style style:name="P95" style:family="paragraph" style:parent-style-name="Standard" style:list-style-name="L2">
      <style:paragraph-properties fo:margin-top="0.203cm" fo:margin-bottom="0cm" style:contextual-spacing="false" fo:text-align="justify" style:justify-single-word="false"/>
      <style:text-properties fo:language="en" fo:country="GB" officeooo:paragraph-rsid="000bec5e"/>
    </style:style>
    <style:style style:name="P96" style:family="paragraph" style:parent-style-name="Standard">
      <style:paragraph-properties fo:text-align="justify" style:justify-single-word="false"/>
      <style:text-properties fo:language="en" fo:country="GB" officeooo:rsid="003ebec7" officeooo:paragraph-rsid="003ebec7"/>
    </style:style>
    <style:style style:name="P97" style:family="paragraph" style:parent-style-name="Standard">
      <style:paragraph-properties fo:text-align="justify" style:justify-single-word="false"/>
      <style:text-properties fo:language="en" fo:country="GB" officeooo:rsid="003fda72" officeooo:paragraph-rsid="003fda72"/>
    </style:style>
    <style:style style:name="P98" style:family="paragraph" style:parent-style-name="Standard">
      <style:paragraph-properties fo:text-align="justify" style:justify-single-word="false"/>
      <style:text-properties fo:language="en" fo:country="GB" officeooo:rsid="000cb78f" officeooo:paragraph-rsid="000cb78f"/>
    </style:style>
    <style:style style:name="P99" style:family="paragraph" style:parent-style-name="Standard">
      <style:paragraph-properties fo:text-align="justify" style:justify-single-word="false"/>
      <style:text-properties fo:language="en" fo:country="GB" officeooo:rsid="000ff91d" officeooo:paragraph-rsid="000ff91d"/>
    </style:style>
    <style:style style:name="P100" style:family="paragraph" style:parent-style-name="Standard">
      <style:paragraph-properties fo:text-align="justify" style:justify-single-word="false"/>
      <style:text-properties fo:language="en" fo:country="GB" officeooo:rsid="00f3d33d" officeooo:paragraph-rsid="000bec5e"/>
    </style:style>
    <style:style style:name="P101" style:family="paragraph" style:parent-style-name="Standard">
      <style:paragraph-properties fo:text-align="justify" style:justify-single-word="false"/>
      <style:text-properties fo:language="en" fo:country="GB" officeooo:rsid="004046a4" officeooo:paragraph-rsid="004046a4"/>
    </style:style>
    <style:style style:name="P102" style:family="paragraph" style:parent-style-name="Standard" style:master-page-name="Index">
      <style:paragraph-properties fo:text-align="justify" style:justify-single-word="false" style:page-number="auto" fo:break-before="page"/>
      <style:text-properties style:font-name="Arial1" fo:font-size="12pt" fo:language="en" fo:country="GB" officeooo:paragraph-rsid="000bec5e" style:font-size-asian="12pt" style:font-size-complex="12pt"/>
    </style:style>
    <style:style style:name="P103" style:family="paragraph" style:parent-style-name="Standard">
      <style:paragraph-properties fo:text-align="justify" style:justify-single-word="false"/>
      <style:text-properties style:font-name="Arial1" fo:language="en" fo:country="GB" fo:font-weight="normal" officeooo:paragraph-rsid="000bec5e" style:font-weight-asian="normal" style:font-weight-complex="normal"/>
    </style:style>
    <style:style style:name="P104" style:family="paragraph" style:parent-style-name="Standard">
      <style:paragraph-properties fo:text-align="justify" style:justify-single-word="false"/>
      <style:text-properties officeooo:paragraph-rsid="000cb78f"/>
    </style:style>
    <style:style style:name="P105" style:family="paragraph" style:parent-style-name="Standard">
      <style:paragraph-properties fo:text-align="justify" style:justify-single-word="false"/>
      <style:text-properties fo:color="#0000ff" loext:opacity="100%" fo:language="en" fo:country="GB" officeooo:rsid="00248b48" officeooo:paragraph-rsid="00248b48"/>
    </style:style>
    <style:style style:name="T1" style:family="text">
      <style:text-properties officeooo:rsid="000bec5e"/>
    </style:style>
    <style:style style:name="T2" style:family="text">
      <style:text-properties fo:font-weight="bold" style:font-weight-asian="bold" style:font-weight-complex="bold"/>
    </style:style>
    <style:style style:name="T3" style:family="text">
      <style:text-properties fo:font-weight="bold" officeooo:rsid="000bec5e" style:font-weight-asian="bold" style:font-weight-complex="bold"/>
    </style:style>
    <style:style style:name="T4" style:family="text">
      <style:text-properties fo:font-weight="bold" officeooo:rsid="00f48010" style:font-weight-asian="bold" style:font-weight-complex="bold"/>
    </style:style>
    <style:style style:name="T5" style:family="text">
      <style:text-properties fo:font-weight="bold" officeooo:rsid="00f5b732" style:font-weight-asian="bold" style:font-weight-complex="bold"/>
    </style:style>
    <style:style style:name="T6" style:family="text">
      <style:text-properties fo:font-weight="bold" officeooo:rsid="00eff0ba" style:font-weight-asian="bold" style:font-weight-complex="bold"/>
    </style:style>
    <style:style style:name="T7" style:family="text">
      <style:text-properties fo:font-weight="bold" officeooo:rsid="00771fa2" style:font-weight-asian="bold" style:font-weight-complex="bold"/>
    </style:style>
    <style:style style:name="T8" style:family="text">
      <style:text-properties fo:font-weight="bold" officeooo:rsid="0025c610" style:font-weight-asian="bold" style:font-weight-complex="bold"/>
    </style:style>
    <style:style style:name="T9" style:family="text">
      <style:text-properties fo:font-weight="bold" officeooo:rsid="0017c65e" style:font-weight-asian="bold" style:font-weight-complex="bold"/>
    </style:style>
    <style:style style:name="T10" style:family="text">
      <style:text-properties fo:font-size="12pt" fo:font-weight="bold" officeooo:rsid="000bec5e" style:font-size-asian="12pt" style:font-weight-asian="bold" style:font-size-complex="12pt" style:font-weight-complex="bold"/>
    </style:style>
    <style:style style:name="T11" style:family="text">
      <style:text-properties officeooo:rsid="00b28b45"/>
    </style:style>
    <style:style style:name="T12" style:family="text">
      <style:text-properties officeooo:rsid="01000691"/>
    </style:style>
    <style:style style:name="T13" style:family="text">
      <style:text-properties officeooo:rsid="001e2b5c"/>
    </style:style>
    <style:style style:name="T14" style:family="text">
      <style:text-properties officeooo:rsid="01d43092"/>
    </style:style>
    <style:style style:name="T15" style:family="text">
      <style:text-properties officeooo:rsid="00165b45"/>
    </style:style>
    <style:style style:name="T16" style:family="text">
      <style:text-properties officeooo:rsid="01f22908"/>
    </style:style>
    <style:style style:name="T17" style:family="text">
      <style:text-properties officeooo:rsid="020cc451"/>
    </style:style>
    <style:style style:name="T18" style:family="text">
      <style:text-properties officeooo:rsid="01e21ff8"/>
    </style:style>
    <style:style style:name="T19" style:family="text">
      <style:text-properties officeooo:rsid="01d4648d"/>
    </style:style>
    <style:style style:name="T20" style:family="text">
      <style:text-properties officeooo:rsid="01cee2d2"/>
    </style:style>
    <style:style style:name="T21" style:family="text">
      <style:text-properties officeooo:rsid="01cdb2d8"/>
    </style:style>
    <style:style style:name="T22" style:family="text">
      <style:text-properties officeooo:rsid="0183c04c"/>
    </style:style>
    <style:style style:name="T23" style:family="text">
      <style:text-properties officeooo:rsid="001d69f1"/>
    </style:style>
    <style:style style:name="T24" style:family="text">
      <style:text-properties officeooo:rsid="0084c58b"/>
    </style:style>
    <style:style style:name="T25" style:family="text">
      <style:text-properties officeooo:rsid="009b183d"/>
    </style:style>
    <style:style style:name="T26" style:family="text">
      <style:text-properties officeooo:rsid="00fe170f"/>
    </style:style>
    <style:style style:name="T27" style:family="text">
      <style:text-properties fo:language="en" fo:country="GB"/>
    </style:style>
    <style:style style:name="T28" style:family="text">
      <style:text-properties fo:language="en" fo:country="GB" officeooo:rsid="0060defb"/>
    </style:style>
    <style:style style:name="T29" style:family="text">
      <style:text-properties fo:language="en" fo:country="GB" officeooo:rsid="00f26220"/>
    </style:style>
    <style:style style:name="T30" style:family="text">
      <style:text-properties fo:language="en" fo:country="GB" officeooo:rsid="000cb78f"/>
    </style:style>
    <style:style style:name="T31" style:family="text">
      <style:text-properties fo:language="en" fo:country="GB" officeooo:rsid="00133fab"/>
    </style:style>
    <style:style style:name="T32" style:family="text">
      <style:text-properties fo:language="en" fo:country="GB" officeooo:rsid="00248b48"/>
    </style:style>
    <style:style style:name="T33" style:family="text">
      <style:text-properties fo:language="en" fo:country="GB" fo:font-weight="normal" officeooo:rsid="00248b48" style:font-weight-asian="normal" style:font-weight-complex="normal"/>
    </style:style>
    <style:style style:name="T34" style:family="text">
      <style:text-properties fo:language="en" fo:country="GB" officeooo:rsid="002fce6f"/>
    </style:style>
    <style:style style:name="T35" style:family="text">
      <style:text-properties fo:language="en" fo:country="GB" officeooo:rsid="003ac2f7"/>
    </style:style>
    <style:style style:name="T36" style:family="text">
      <style:text-properties officeooo:rsid="00eeaaf5"/>
    </style:style>
    <style:style style:name="T37" style:family="text">
      <style:text-properties officeooo:rsid="004f9c0c"/>
    </style:style>
    <style:style style:name="T38" style:family="text">
      <style:text-properties style:text-position="super 58%"/>
    </style:style>
    <style:style style:name="T39" style:family="text">
      <style:text-properties officeooo:rsid="00eff0ba"/>
    </style:style>
    <style:style style:name="T40" style:family="text">
      <style:text-properties officeooo:rsid="00df8bac"/>
    </style:style>
    <style:style style:name="T41" style:family="text">
      <style:text-properties style:text-line-through-style="solid" style:text-line-through-type="single" style:text-line-through-text="X"/>
    </style:style>
    <style:style style:name="T42" style:family="text">
      <style:text-properties style:text-line-through-style="none" style:text-line-through-type="none"/>
    </style:style>
    <style:style style:name="T43" style:family="text">
      <style:text-properties style:text-line-through-style="none" style:text-line-through-type="none" style:font-size-asian="10.5pt"/>
    </style:style>
    <style:style style:name="T44" style:family="text">
      <style:text-properties officeooo:rsid="00ed1355"/>
    </style:style>
    <style:style style:name="T45" style:family="text">
      <style:text-properties officeooo:rsid="0048fc85"/>
    </style:style>
    <style:style style:name="T46" style:family="text">
      <style:text-properties officeooo:rsid="00f26220"/>
    </style:style>
    <style:style style:name="T47" style:family="text">
      <style:text-properties officeooo:rsid="00f3d33d"/>
    </style:style>
    <style:style style:name="T48" style:family="text">
      <style:text-properties officeooo:rsid="00f5b732"/>
    </style:style>
    <style:style style:name="T49" style:family="text">
      <style:text-properties officeooo:rsid="00f48010"/>
    </style:style>
    <style:style style:name="T50" style:family="text">
      <style:text-properties officeooo:rsid="006ca305"/>
    </style:style>
    <style:style style:name="T51" style:family="text">
      <style:text-properties officeooo:rsid="008f3048"/>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771fa2" style:font-style-asian="italic" style:font-weight-asian="bold" style:font-style-complex="italic" style:font-weight-complex="bold"/>
    </style:style>
    <style:style style:name="T54" style:family="text">
      <style:text-properties fo:font-style="italic" fo:font-weight="bold" officeooo:rsid="0017c65e" style:font-style-asian="italic" style:font-weight-asian="bold" style:font-style-complex="italic" style:font-weight-complex="bold"/>
    </style:style>
    <style:style style:name="T55" style:family="text">
      <style:text-properties fo:font-style="italic" style:font-style-asian="italic" style:font-style-complex="italic"/>
    </style:style>
    <style:style style:name="T56" style:family="text">
      <style:text-properties fo:font-style="italic" officeooo:rsid="00f5b732" style:font-style-asian="italic" style:font-style-complex="italic"/>
    </style:style>
    <style:style style:name="T57" style:family="text">
      <style:text-properties officeooo:rsid="009ed8bf"/>
    </style:style>
    <style:style style:name="T58" style:family="text">
      <style:text-properties officeooo:rsid="008f6fd4"/>
    </style:style>
    <style:style style:name="T59" style:family="text">
      <style:text-properties officeooo:rsid="00771fa2"/>
    </style:style>
    <style:style style:name="T60" style:family="text">
      <style:text-properties style:text-underline-style="solid" style:text-underline-width="auto" style:text-underline-color="font-color" fo:font-weight="bold" style:font-weight-asian="bold" style:font-weight-complex="bold"/>
    </style:style>
    <style:style style:name="T61" style:family="text">
      <style:text-properties style:text-underline-style="solid" style:text-underline-width="auto" style:text-underline-color="font-color" officeooo:rsid="000cb78f"/>
    </style:style>
    <style:style style:name="T62" style:family="text">
      <style:text-properties officeooo:rsid="000bfc3c"/>
    </style:style>
    <style:style style:name="T63" style:family="text">
      <style:text-properties officeooo:rsid="000c0db7"/>
    </style:style>
    <style:style style:name="T64" style:family="text">
      <style:text-properties officeooo:rsid="000cb78f"/>
    </style:style>
    <style:style style:name="T65" style:family="text">
      <style:text-properties fo:color="#0000ff" loext:opacity="100%"/>
    </style:style>
    <style:style style:name="T66" style:family="text">
      <style:text-properties fo:color="#0000ff" loext:opacity="100%" officeooo:rsid="000cb78f"/>
    </style:style>
    <style:style style:name="T67" style:family="text">
      <style:text-properties fo:color="#0000ff" loext:opacity="100%" style:font-name="Arial1" officeooo:rsid="00133fab"/>
    </style:style>
    <style:style style:name="T68" style:family="text">
      <style:text-properties fo:color="#0000ff" loext:opacity="100%" style:font-name="Arial1" officeooo:rsid="001affd7"/>
    </style:style>
    <style:style style:name="T69" style:family="text">
      <style:text-properties fo:color="#0000ff" loext:opacity="100%" officeooo:rsid="00f48010"/>
    </style:style>
    <style:style style:name="T70" style:family="text">
      <style:text-properties officeooo:rsid="000cf02c"/>
    </style:style>
    <style:style style:name="T71" style:family="text">
      <style:text-properties officeooo:rsid="000d1c70"/>
    </style:style>
    <style:style style:name="T72" style:family="text">
      <style:text-properties officeooo:rsid="000eb263"/>
    </style:style>
    <style:style style:name="T73" style:family="text">
      <style:text-properties officeooo:rsid="00133fab"/>
    </style:style>
    <style:style style:name="T74" style:family="text">
      <style:text-properties style:font-name="Arial1" officeooo:rsid="00133fab"/>
    </style:style>
    <style:style style:name="T75" style:family="text">
      <style:text-properties style:font-name="Arial1" officeooo:rsid="00151b87"/>
    </style:style>
    <style:style style:name="T76" style:family="text">
      <style:text-properties fo:font-weight="normal" style:font-weight-asian="normal" style:font-weight-complex="normal"/>
    </style:style>
    <style:style style:name="T77" style:family="text">
      <style:text-properties fo:font-weight="normal" officeooo:rsid="00248b48" style:font-weight-asian="normal" style:font-weight-complex="normal"/>
    </style:style>
    <style:style style:name="T78" style:family="text">
      <style:text-properties officeooo:rsid="00146a5c"/>
    </style:style>
    <style:style style:name="T79" style:family="text">
      <style:text-properties officeooo:rsid="00151b87"/>
    </style:style>
    <style:style style:name="T80" style:family="text">
      <style:text-properties officeooo:rsid="0015960e"/>
    </style:style>
    <style:style style:name="T81" style:family="text">
      <style:text-properties officeooo:rsid="0015acd6"/>
    </style:style>
    <style:style style:name="T82" style:family="text">
      <style:text-properties officeooo:rsid="0016dbfe"/>
    </style:style>
    <style:style style:name="T83" style:family="text">
      <style:text-properties officeooo:rsid="0017c65e"/>
    </style:style>
    <style:style style:name="T84" style:family="text">
      <style:text-properties officeooo:rsid="00196d98"/>
    </style:style>
    <style:style style:name="T85" style:family="text">
      <style:text-properties officeooo:rsid="001affd7"/>
    </style:style>
    <style:style style:name="T86" style:family="text">
      <style:text-properties fo:color="#000000" loext:opacity="100%" style:font-name="Arial1" officeooo:rsid="001affd7"/>
    </style:style>
    <style:style style:name="T87" style:family="text">
      <style:text-properties fo:color="#000000" loext:opacity="100%" style:font-name="Arial1" officeooo:rsid="002fce6f"/>
    </style:style>
    <style:style style:name="T88" style:family="text">
      <style:text-properties officeooo:rsid="001b3703"/>
    </style:style>
    <style:style style:name="T89" style:family="text">
      <style:text-properties officeooo:rsid="001b3a3e"/>
    </style:style>
    <style:style style:name="T90" style:family="text">
      <style:text-properties officeooo:rsid="001cf83c"/>
    </style:style>
    <style:style style:name="T91" style:family="text">
      <style:text-properties officeooo:rsid="001f7116"/>
    </style:style>
    <style:style style:name="T92" style:family="text">
      <style:text-properties officeooo:rsid="0021035c"/>
    </style:style>
    <style:style style:name="T93" style:family="text">
      <style:text-properties officeooo:rsid="00248b48"/>
    </style:style>
    <style:style style:name="T94" style:family="text">
      <style:text-properties officeooo:rsid="0024ccca"/>
    </style:style>
    <style:style style:name="T95" style:family="text">
      <style:text-properties officeooo:rsid="0025c610"/>
    </style:style>
    <style:style style:name="T96" style:family="text">
      <style:text-properties officeooo:rsid="00276663"/>
    </style:style>
    <style:style style:name="T97" style:family="text">
      <style:text-properties officeooo:rsid="0027ac2b"/>
    </style:style>
    <style:style style:name="T98" style:family="text">
      <style:text-properties officeooo:rsid="0027ffc5"/>
    </style:style>
    <style:style style:name="T99" style:family="text">
      <style:text-properties officeooo:rsid="00289c53"/>
    </style:style>
    <style:style style:name="T100" style:family="text">
      <style:text-properties officeooo:rsid="002a1bad"/>
    </style:style>
    <style:style style:name="T101" style:family="text">
      <style:text-properties officeooo:rsid="002b0b0c"/>
    </style:style>
    <style:style style:name="T102" style:family="text">
      <style:text-properties officeooo:rsid="002cd5d7"/>
    </style:style>
    <style:style style:name="T103" style:family="text">
      <style:text-properties officeooo:rsid="002e9939"/>
    </style:style>
    <style:style style:name="T104" style:family="text">
      <style:text-properties officeooo:rsid="002fce6f"/>
    </style:style>
    <style:style style:name="T105" style:family="text">
      <style:text-properties officeooo:rsid="003173fc"/>
    </style:style>
    <style:style style:name="T106" style:family="text">
      <style:text-properties officeooo:rsid="0031e3a5"/>
    </style:style>
    <style:style style:name="T107" style:family="text">
      <style:text-properties officeooo:rsid="00322417"/>
    </style:style>
    <style:style style:name="T108" style:family="text">
      <style:text-properties officeooo:rsid="0032e11e"/>
    </style:style>
    <style:style style:name="T109" style:family="text">
      <style:text-properties officeooo:rsid="00344ba3"/>
    </style:style>
    <style:style style:name="T110" style:family="text">
      <style:text-properties officeooo:rsid="003583c3"/>
    </style:style>
    <style:style style:name="T111" style:family="text">
      <style:text-properties officeooo:rsid="00371a50"/>
    </style:style>
    <style:style style:name="T112" style:family="text">
      <style:text-properties officeooo:rsid="003790c6"/>
    </style:style>
    <style:style style:name="T113" style:family="text">
      <style:text-properties officeooo:rsid="003ac2f7"/>
    </style:style>
    <style:style style:name="T114" style:family="text">
      <style:text-properties officeooo:rsid="003ebec7"/>
    </style:style>
    <style:style style:name="T115" style:family="text">
      <style:text-properties officeooo:rsid="003fda72"/>
    </style:style>
    <style:style style:name="T116" style:family="text">
      <style:text-properties officeooo:rsid="00402668"/>
    </style:style>
    <style:style style:name="T117" style:family="text">
      <style:text-properties officeooo:rsid="004046a4"/>
    </style:style>
    <style:style style:name="T118" style:family="text">
      <style:text-properties officeooo:rsid="004223cb"/>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41" number:automatic-order="true">
      <number:day/>
      <number:text> </number:text>
      <number:month number:style="long" number:textual="true"/>
      <number:text> </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9">ACAS</text:p>
      <text:p text:style-name="P70">Applewood Computers Accounting System</text:p>
      <text:p text:style-name="P46"/>
      <text:p text:style-name="P71">ACAS System Set up Procedures</text:p>
      <text:p text:style-name="P45"/>
      <text:p text:style-name="P46"><text:span text:style-name="T11">Reference </text:span>Manual</text:p>
      <text:p text:style-name="P47"/>
      <text:p text:style-name="P72">v3.02</text:p>
      <text:p text:style-name="P72"/>
      <text:p text:style-name="P73"/>
      <text:p text:style-name="P102">This document <text:span text:style-name="T12">is the reference manual for </text:span><text:span text:style-name="T1">Setting up all ACAS </text:span><text:span text:style-name="T13">system components which</text:span><text:span text:style-name="T1"> for the ACAS software system and</text:span><text:span text:style-name="T13"> is the </text:span>Applewood Computers Accounting System and is :</text:p>
      <text:p text:style-name="P48"/>
      <text:p text:style-name="P49">Copyright © <text:s/>Applewood Computers<text:span text:style-name="T14"> </text:span><text:span text:style-name="T15">and Vincent B Coen </text:span><text:span text:style-name="T14">1980 - </text:span><text:span text:style-name="T16">202</text:span><text:span text:style-name="T84">5</text:span><text:span text:style-name="T17"> and later.</text:span></text:p>
      <text:p text:style-name="P50"/>
      <text:p text:style-name="P54">Which Includes :</text:p>
      <text:p text:style-name="P54"><text:tab/><text:tab/><text:span text:style-name="T18">*</text:span>IRS – Incomplete Records System (<text:span text:style-name="T1">primary General Ledger) used over</text:span> GL)</text:p>
      <text:p text:style-name="P54"><text:span text:style-name="T19"><text:tab/></text:span> <text:tab/><text:span text:style-name="T18">*</text:span>Nominal<text:span text:style-name="T20"> or General</text:span> Ledger <text:span text:style-name="T21">also </text:span>referred to as GL</text:p>
      <text:p text:style-name="P54"><text:tab/><text:tab/><text:span text:style-name="T18">*</text:span><text:span text:style-name="T21">Sales Ledger also known as </text:span>Accounts Receivable<text:span text:style-name="T18"> and as SL</text:span></text:p>
      <text:p text:style-name="P54"><text:tab/><text:tab/><text:span text:style-name="T18">*</text:span><text:span text:style-name="T21">Purchase Ledger also known as Accoun</text:span>ts Payable<text:span text:style-name="T18"> and PL</text:span></text:p>
      <text:p text:style-name="P54"><text:tab/><text:tab/><text:span text:style-name="T18">*</text:span>Invoicing (module/s <text:span text:style-name="T1">within </text:span>Sales <text:span text:style-name="T20">Ledger)</text:span></text:p>
      <text:p text:style-name="P54"><text:tab/><text:tab/><text:span text:style-name="T18">*</text:span><text:span text:style-name="T21">Stock Control also known as Inventory </text:span>with links to Sales <text:span text:style-name="T20">&amp; </text:span>Purchase</text:p>
      <text:p text:style-name="P54"/>
      <text:p text:style-name="P54"><text:span text:style-name="T22">Supplied with commercial versions only and subject to a yearly maintenance fee:</text:span><text:tab/></text:p>
      <text:p text:style-name="P54"><text:tab/><text:tab/><text:span text:style-name="T23">*</text:span>Payroll</text:p>
      <text:p text:style-name="P54"><text:tab/><text:tab/><text:span text:style-name="T23">*Eshop link processing</text:span></text:p>
      <text:p text:style-name="P54">* <text:span text:style-name="T24">Not supplied with Open Source versions.</text:span></text:p>
      <text:p text:style-name="P54"/>
      <text:p text:style-name="P54">Each sub system has its own documentation as well as a complete system overview.</text:p>
      <text:p text:style-name="P51"/>
      <text:p text:style-name="P51"/>
      <text:p text:style-name="P54">Date written on to PC <text:s text:c="2"/>- <text:s text:c="2"/><text:span text:style-name="T1">March</text:span> <text:span text:style-name="T1">2024</text:span></text:p>
      <text:p text:style-name="P54">Copyright © <text:s/>Applewood Computers 1976<text:span text:style-name="T25"> </text:span>-<text:span text:style-name="T25"> </text:span>20<text:span text:style-name="T25">2</text:span><text:span text:style-name="T84">5</text:span><text:span text:style-name="T25"> and later.</text:span></text:p>
      <text:p text:style-name="P54"/>
      <text:p text:style-name="P52">17 Stag Green Avenue</text:p>
      <text:p text:style-name="P52">Hatfield</text:p>
      <text:p text:style-name="P52">Hertfordshire</text:p>
      <text:p text:style-name="P52">AL9 5EB</text:p>
      <text:p text:style-name="P52">United Kingdom</text:p>
      <text:p text:style-name="P52"/>
      <text:p text:style-name="P60"><text:span text:style-name="T27">Support email: <text:s/><text:tab/></text:span><text:a xlink:type="simple" xlink:href="mailto:vbcoen@gmail.com" text:style-name="Internet_20_link" text:visited-style-name="Visited_20_Internet_20_Link"><text:span text:style-name="T27">vbcoen@</text:span><text:span text:style-name="T28">gmail.</text:span><text:span text:style-name="T27">com</text:span></text:a></text:p>
      <text:p text:style-name="P54"/>
      <text:p text:style-name="P54">Author:<text:tab/><text:tab/><text:tab/><text:author-name text:fixed="false">Vincent B Coen</text:author-name></text:p>
      <text:p text:style-name="P54">Author:<text:tab/><text:span text:style-name="T36"><text:tab/></text:span><text:tab/>Vincent Coen, The author asserts his copyright over this <text:span text:style-name="T37">work.</text:span></text:p>
      <text:p text:style-name="P54">Rewritten/Copied to OOo:<text:tab/><text:span text:style-name="T1">4</text:span><text:span text:style-name="T38">th</text:span> <text:span text:style-name="T1">March</text:span> 20<text:span text:style-name="T1">24</text:span></text:p>
      <text:p text:style-name="P54">Cobol version update: <text:s/><text:tab/><text:span text:style-name="T84">Jan</text:span><text:span text:style-name="T12">uary 202</text:span><text:span text:style-name="T84">5</text:span><text:span text:style-name="T39"> and onwards using nightly builds</text:span></text:p>
      <text:p text:style-name="P53">Software Version:<text:tab/><text:tab/>3.02<text:span text:style-name="T84"> and version v3.03 final release.</text:span></text:p>
      <text:p text:style-name="P54"><text:span text:style-name="T25">Manual </text:span>Revision:<text:tab/><text:tab/><text:editing-cycles>34</text:editing-cycles></text:p>
      <text:p text:style-name="P54"><text:span text:style-name="T25">Manual </text:span>Version Date:<text:tab/><text:date style:data-style-name="N41" text:date-value="2025-07-27T18:05:08.584226318">26 July 2025</text:date><text:span text:style-name="T26"> </text:span><text:span text:style-name="T26"><text:time style:data-style-name="N61" text:time-value="2025-07-27T18:05:08.584281639">18:48:14</text:time></text:span></text:p>
      <text:p text:style-name="P54">Word Processor:<text:tab/><text:tab/>LibreOffice <text:span text:style-name="T104">24.2</text:span><text:span text:style-name="T40"> </text:span>or later</text:p>
      <text:p text:style-name="P54"/>
      <text:p text:style-name="P54"><text:span text:style-name="T41">1</text:span><text:span text:style-name="T42"> 3</text:span> 5 7 9 <text:span text:style-name="T41">0</text:span><text:span text:style-name="T42"> </text:span><text:span text:style-name="T43">2</text:span><text:span text:style-name="T42"> 4 6</text:span> 8</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84">Table of Contents</text:p>
          </text:index-title>
          <text:p text:style-name="P82"><text:a xlink:type="simple" xlink:href="#__RefHeading___Toc15717_1697219353" text:style-name="Index_20_Link" text:visited-style-name="Index_20_Link">Introduction<text:tab/>4</text:a></text:p>
          <text:p text:style-name="P82"><text:a xlink:type="simple" xlink:href="#__RefHeading___Toc15719_1697219353" text:style-name="Index_20_Link" text:visited-style-name="Index_20_Link">Overview of Set-up and Operation<text:tab/>5</text:a></text:p>
          <text:p text:style-name="P83"><text:a xlink:type="simple" xlink:href="#__RefHeading___Toc15721_1697219353" text:style-name="Index_20_Link" text:visited-style-name="Index_20_Link">System Set up<text:tab/>5</text:a></text:p>
          <text:p text:style-name="P82"><text:a xlink:type="simple" xlink:href="#__RefHeading___Toc96773_4233716455" text:style-name="Index_20_Link" text:visited-style-name="Index_20_Link">How can ACAS be accessed and used?<text:tab/>9</text:a></text:p>
          <text:p text:style-name="P82"><text:a xlink:type="simple" xlink:href="#__RefHeading___Toc96775_4233716455" text:style-name="Index_20_Link" text:visited-style-name="Index_20_Link">ACAS General Set Up<text:tab/>11</text:a></text:p>
          <text:p text:style-name="P83"><text:a xlink:type="simple" xlink:href="#__RefHeading___Toc96799_4233716455" text:style-name="Index_20_Link" text:visited-style-name="Index_20_Link">General Set up<text:tab/>11</text:a></text:p>
          <text:p text:style-name="P83"><text:a xlink:type="simple" xlink:href="#__RefHeading___Toc96801_4233716455" text:style-name="Index_20_Link" text:visited-style-name="Index_20_Link">Data storage methods<text:tab/>12</text:a></text:p>
          <text:p text:style-name="P83"><text:a xlink:type="simple" xlink:href="#__RefHeading___Toc96803_4233716455" text:style-name="Index_20_Link" text:visited-style-name="Index_20_Link">Stock Control<text:tab/>12</text:a></text:p>
          <text:p text:style-name="P83"><text:a xlink:type="simple" xlink:href="#__RefHeading___Toc96805_4233716455" text:style-name="Index_20_Link" text:visited-style-name="Index_20_Link">Method of data handling in ACAS<text:tab/>12</text:a></text:p>
          <text:p text:style-name="P83"><text:a xlink:type="simple" xlink:href="#__RefHeading___Toc96807_4233716455" text:style-name="Index_20_Link" text:visited-style-name="Index_20_Link">Linux Users<text:tab/>14</text:a></text:p>
          <text:p text:style-name="P83"><text:a xlink:type="simple" xlink:href="#__RefHeading___Toc96809_4233716455" text:style-name="Index_20_Link" text:visited-style-name="Index_20_Link">Linux User Groups<text:tab/>14</text:a></text:p>
          <text:p text:style-name="P82"><text:a xlink:type="simple" xlink:href="#__RefHeading___Toc15744_1697219353" text:style-name="Index_20_Link" text:visited-style-name="Index_20_Link">Additional install processes for Linux<text:tab/>16</text:a></text:p>
        </text:index-body>
      </text:table-of-content>
      <text:p text:style-name="P32"/>
      <text:h text:style-name="P86" text:outline-level="1"><text:bookmark-start text:name="__RefHeading___Toc15717_1697219353"/>Introduction<text:bookmark-end text:name="__RefHeading___Toc15717_1697219353"/></text:h>
      <text:p text:style-name="P5">This document is for the set up of the ACAS system that is other than the building of the system for which, please read the manual ACAS - Building the ACAS System which is also included in the document folder ACAS-Manuals.</text:p>
      <text:p text:style-name="P5"/>
      <text:p text:style-name="P40">Some of the content in this manual is also duplicated in Building the ACAS System and possibly others and no not normally deliberately, just my mistake<text:span text:style-name="T103">s</text:span> in document writing<text:span text:style-name="T101"> or where it is needed to remind users of processes required and the logic of doing so.</text:span></text:p>
      <text:p text:style-name="P40"/>
      <text:p text:style-name="P41">This document is in the process of being written and is subject to changes.</text:p>
      <text:h text:style-name="P87" text:outline-level="1"><text:span text:style-name="T55"/></text:h>
      <text:h text:style-name="P88" text:outline-level="1"><text:bookmark-start text:name="__RefHeading___Toc15719_1697219353"/>Overview of Set-up and Operation<text:bookmark-end text:name="__RefHeading___Toc15719_1697219353"/></text:h>
      <text:h text:style-name="P91" text:outline-level="2"><text:bookmark-start text:name="__RefHeading___Toc15721_1697219353"/>System Set up<text:bookmark-end text:name="__RefHeading___Toc15721_1697219353"/></text:h>
      <text:p text:style-name="P2">Following is a list of processes to be completed in order.</text:p>
      <text:p text:style-name="P2"/>
      <text:p text:style-name="P14">1.<text:tab/>Decide on the computer that will be used to host the ACAS system. It does not need to be a brand new model with the fastest CPU and lots of memory (RAM) but it is recommended<text:span text:style-name="T104"> that</text:span> if it will play host to a number of users say within 12 months of operation to be powerful enough to cope with most of them using the system at the same time so it is suggested to use <text:span text:style-name="T104">say, </text:span>a<text:span text:style-name="T104"> </text:span>four core CPU and a minimum of 4 - 8 GB of Ram. In addition a reasonable speed hard drive to store your data, <text:s/>system applications and the <text:span text:style-name="T46">O/S (O</text:span>perating <text:span text:style-name="T46">S</text:span>ystem<text:span text:style-name="T46">),</text:span> such as a SATA III based hard drive and yes, you can just use a SSD and for this I would recommend a Samsung 850, 860, 950 - 9<text:span text:style-name="T73">9</text:span>0 series or even later drive and here this is based on actually using them on a server. The size of a SSD can be from 256 GB up<text:span text:style-name="T63">wards</text:span> unless the SSD will only be used to store the <text:span text:style-name="T46">O/S</text:span> such as Linux and its core programs etc. If doing it this way<text:span text:style-name="T63">,</text:span> then a SATA III <text:span text:style-name="T63">(or faster) </text:span>hard drive with a speed of 5400 - 7<text:span text:style-name="T63">2</text:span>00<text:span text:style-name="T63">+</text:span> <text:span text:style-name="T46"><text:s/>rpm </text:span>speed such as a Western Digital Red or Black drive will fit the bill without it costing a lot<text:span text:style-name="T46"> while giving a warranty of 3 and 5 years respectively and yes, they usually last a lot longer</text:span>.</text:p>
      <text:p text:style-name="P24">If you will have say, more than four users working with ACAS at the same time, it is suggested to use a WD Black drive that is faster and has a five year warranty where the size is 1 Tb but could be larger, if you plan on running other applications on the computer as well, see later.</text:p>
      <text:p text:style-name="P14"><text:span text:style-name="T46">If using a SSD, read the discussion about SSD's </text:span><text:span text:style-name="T62">later in this manual</text:span><text:span text:style-name="T46">.</text:span></text:p>
      <text:p text:style-name="P42">An additional drive should be installed to act as the back up medium for all ACAS data files and if needed the (Linux) system itself.</text:p>
      <text:p text:style-name="P42"/>
      <text:p text:style-name="P24">This computer can also be used for a member of staff such as yourself for normal use such as word processing etc., but see the discussion regarding the <text:span text:style-name="T73">possible </text:span>need for it to be on every day, 24/7 (24 hours a day, seven days a week).</text:p>
      <text:p text:style-name="P24"/>
      <text:p text:style-name="P24">Other equipment that also might need to be on 24/7 are the printers used for printing invoices, packing notes which may be located in respectively, the sales and packing/shipping departments, where they are set up to go to sleep when not used after a c<text:span text:style-name="T104">e</text:span>rtain time frame therefore saving electricity.</text:p>
      <text:p text:style-name="P13"/>
      <text:p text:style-name="P79"><text:span text:style-name="T29">2</text:span><text:span text:style-name="T30">.</text:span><text:span text:style-name="T29"><text:tab/>Decide on the operating system and here I recommend using Linux and there is a lot of different distributions available and of the one's I have used, I can recommend Mageia and Ubuntu (using the LTS versions) based on personal experience. </text:span></text:p>
      <text:p text:style-name="P79"><text:span text:style-name="T29">In both cases use a 64 bit version assuming the computer you will use has a 64 bit CPU and almost all have</text:span><text:span text:style-name="T34"> these days and for that matter many years.</text:span><text:span text:style-name="T30"> </text:span></text:p>
      <text:p text:style-name="P79"><text:span text:style-name="T30">The LTS version means Long Time </text:span><text:span text:style-name="T31">S</text:span><text:span text:style-name="T30">ervice which indicates that it does not need a major upgrade for a minimum of five years before a new version is made available and even then you still have around another year </text:span><text:span text:style-name="T34">or more </text:span><text:span text:style-name="T30">before updates are terminated for it</text:span><text:span text:style-name="T31">,</text:span><text:span text:style-name="T30"> where you would upgrade it </text:span><text:span text:style-name="T34">to</text:span><text:span text:style-name="T30"> the next LTS version and this allows for any defects to be found and fixed by the vendor / manufacturer. <text:s/>Any updates during the period of five plus years takes minutes to do as against Windows which can take one or more hours to do including having the reboot the computer one or more times.</text:span><text:span text:style-name="T31"> </text:span></text:p>
      <text:p text:style-name="P79"><text:soft-page-break/><text:span text:style-name="T31">If you need to use a Windows O/S then consider installing for v10 and v11, </text:span><text:span text:style-name="T34">with </text:span><text:span text:style-name="T31">WSL 2 (or later) which you can install and then using it, install a Linux distro say Ubuntu</text:span><text:span text:style-name="T35"> or may be Fedora (42)</text:span><text:span text:style-name="T31">. This should only be done once you have downloaded and installed all available windows updates. </text:span></text:p>
      <text:p text:style-name="P79"><text:span text:style-name="T31">This way you can continue to use the windows environment but also have the Linux system running. For WSL see the Microsoft (software) store but you can also install it using a command prompt with slow--install --enable-wsl2.</text:span><text:span text:style-name="Source_20_Text"><text:span text:style-name="T73"> </text:span></text:span><text:span text:style-name="Source_20_Text"><text:span text:style-name="T74">For more information on </text:span></text:span><text:span text:style-name="Source_20_Text"><text:span text:style-name="T75">WSL</text:span></text:span><text:span text:style-name="Source_20_Text"><text:span text:style-name="T74">, see link </text:span></text:span><text:span text:style-name="Source_20_Text"><text:span text:style-name="T67">https://learn.microsoft.com/en-gb/windows/wsl/compare-versions</text:span></text:span><text:span text:style-name="Source_20_Text"><text:span text:style-name="T68">.</text:span></text:span></text:p>
      <text:p text:style-name="P76"><text:span text:style-name="Source_20_Text"><text:span text:style-name="T68"/></text:span></text:p>
      <text:p text:style-name="P77"><text:span text:style-name="Source_20_Text"><text:span text:style-name="T86">However</text:span></text:span><text:span text:style-name="Source_20_Text"><text:span text:style-name="T87">,</text:span></text:span><text:span text:style-name="Source_20_Text"><text:span text:style-name="T86"> also read </text:span></text:span><text:span text:style-name="Source_20_Text"><text:span text:style-name="T68">https://github.com/microsoft/WSL/issues/4166</text:span></text:span><text:span text:style-name="Source_20_Text"><text:span text:style-name="T86"> and if not resolved, do NOT go down the route until it is - it has been outstanding since 2019 :(.</text:span></text:span></text:p>
      <text:p text:style-name="P15"/>
      <text:p text:style-name="P15">3<text:span text:style-name="T73">.</text:span><text:tab/>Having <text:span text:style-name="T64">decided and </text:span>selected the OS<text:span text:style-name="T64">,</text:span> download it and then install it. Note that Linux is a free to obtain and use system<text:span text:style-name="T47">,</text:span> but some <text:span text:style-name="T64">vendors, </text:span>such as Redhat can be expensive <text:span text:style-name="T104">for their chargeable versions, </text:span>and for a small to medium company<text:span text:style-name="T64">,</text:span><text:span text:style-name="T47"> you </text:span>ha<text:span text:style-name="T47">ve</text:span> no reason to use such a version.</text:p>
      <text:p text:style-name="P15"/>
      <text:p text:style-name="P15">For technical issues using Ubuntu or Mageia there is a good forum community for each distro (distribution) where problems encountered can be discussed and a quick fix found if not already reported in the forums by a previous user<text:span text:style-name="T47"> and to do this use their search engine with the issue typed in</text:span>.</text:p>
      <text:p text:style-name="P15"/>
      <text:p text:style-name="P21"><text:span text:style-name="T73">4.<text:tab/></text:span>If the system will also be used as a normal computer for use by a staff member then the version of Linux should be for a desktop<text:span text:style-name="T64">,</text:span> other wise use the server option as that does not have installed the typical extra software installed<text:span text:style-name="T85"> for possible use</text:span><text:span text:style-name="T64">,</text:span> such as word processors etc. If in doubt use a desktop version<text:span text:style-name="T113"> as you can always remove via the package manager unneeded software packages such as word processors (Libre Office), etc.</text:span></text:p>
      <text:p text:style-name="P21"/>
      <text:p text:style-name="P21">Remember this computer will always need to be operational at all hours that staff will use the ACAS <text:span text:style-name="T85">or any other </text:span>system and allow<text:span text:style-name="T85">s</text:span> for anyone working from home outside normal hours such as weekends and bank holidays.</text:p>
      <text:p text:style-name="P21"/>
      <text:p text:style-name="P22">This system will have to have some back up procedure in place even if only <text:span text:style-name="T64">to </text:span>back up to the cloud or another computer located outside the office - in case of fire, flood<text:span text:style-name="T64">, theft, </text:span>etc. The same should also be considered to the process and procedures to create the system<text:span text:style-name="T104"> </text:span>in the first place along with a list of any updates to the hardware set up.<text:span text:style-name="T64"> </text:span></text:p>
      <text:p text:style-name="P22"><text:span text:style-name="T64">The use of a desktop type computer over say a laptop reduces the risks of theft as well as the inconvenience of mistyp</text:span><text:span text:style-name="T73">ing</text:span><text:span text:style-name="T64"> text after you accidentally touched the touch pad and moved the position of where you are typing / entering data</text:span><text:span text:style-name="T104"> - Yes, spoken from experience</text:span><text:span text:style-name="T64">.</text:span></text:p>
      <text:p text:style-name="P21"/>
      <text:p text:style-name="P25"><text:span text:style-name="T73">5.<text:tab/></text:span>If you are in an area where the risk of a power failure is likely<text:span text:style-name="T85">,</text:span> the use of a UPS (uninterruptable power supply) is also a good idea and this should be at least a 1000K<text:span text:style-name="T113">va</text:span> model that is connected to the computer with software to monitor the system that can also shut down the system in the event that the battery drops below<text:span text:style-name="T85">,</text:span> say 25% and also start<text:span text:style-name="T85">s</text:span> it again when power is restored. APC makes smart units that connect to the computer via a USB cable and these units have a battery with a normal minimum of five years of life<text:span text:style-name="T105"> and often a lot longer, </text:span>depending on the number of power cuts over the period - the less the better. Usually changing the battery in these UPS units take no more than five minutes and the unit can remain on while doing this change<text:span text:style-name="T73">. Make sure you have a some screwdrivers </text:span><text:soft-page-break/><text:span text:style-name="T73">to hand along with strong tape such as Duck cloth tape and good scissors. Now this entails opening the front cover and lifting it up to sit on top of the case, a screwdriver to loosen up the two screws and remove lid, pull out the battery enough to see the connectors making a note of where the red and black or blue one's are. Now note the pull tape fitted (OK, there might not be one but make one up for the new battery fitting one end to the bottom and the other to the front of the battery by double folding it for a good grip. Then sliding the battery out so you have clear access to both terminals, placing the new battery near by then disconnect the red and black terminals and pull out the old battery. If you look at the old battery you will see that a strap made from strong cloth tape is used to help with pulling it out so if not already done so, make a new tape pull (if not fitted on the new battery) and fix it beforehand and once done slide it in the same way around connecting the rearmost connector first (black) then the closest to you (red), last. Fully slide it in making sure the tape pull is seated the same as the old one was. Close and screw in the flap and finish off by refitting to front cover. Job done. Place the old battery in the box used for the new one and recycle it with the supplier of it or your local recycling facility.</text:span><text:span text:style-name="T113"> Don't forget to create a label with the install date on it to the top of the UPS and to top of the battery for your records.</text:span></text:p>
      <text:p text:style-name="P15"/>
      <text:p text:style-name="P25">For <text:span text:style-name="T73">full </text:span>Linux<text:span text:style-name="T73"> install</text:span>, y<text:span text:style-name="T46">ou can download these distro's direct from their websites at :</text:span></text:p>
      <text:p text:style-name="P16">Ubuntu :<text:span text:style-name="T64"><text:tab/></text:span><text:span text:style-name="T65">https://ubuntu.com/download/desktop</text:span><text:span text:style-name="T64"> (for the desktop version)</text:span></text:p>
      <text:p text:style-name="P16"><text:span text:style-name="T64"><text:tab/><text:tab/></text:span><text:span text:style-name="T65">https://ubuntu.com/download/server</text:span><text:span text:style-name="T64"> <text:s text:c="2"/>(for the server one) and</text:span></text:p>
      <text:p text:style-name="P15">Mageia : <text:span text:style-name="T64"><text:tab/></text:span><text:span text:style-name="T66">https://www.mageia.org/en-gb/downloads</text:span></text:p>
      <text:p text:style-name="P74"/>
      <text:p text:style-name="P66">Again, there are many others.<text:span text:style-name="T88"> (Note these for for a full install and not through using Windows WSL, as I think</text:span><text:span text:style-name="T105">,</text:span><text:span text:style-name="T88"> they may be modified versions.)</text:span></text:p>
      <text:p text:style-name="P67"/>
      <text:p text:style-name="P68">You will need to install as part of Linux the GCC C development system including libraries<text:span text:style-name="T88"> although for most, they are automatically installed but check any way</text:span>.</text:p>
      <text:p text:style-name="P68"/>
      <text:p text:style-name="P21"><text:span text:style-name="T73">6.<text:tab/></text:span>For more information regarding the installation of the operating system please see the ACAS - Building the ACAS System manual<text:span text:style-name="T88">,</text:span> but for now let discus the various options of how to operate <text:span text:style-name="T89">the </text:span>ACAS system.</text:p>
      <text:p text:style-name="P17"/>
      <text:p text:style-name="P21"><text:span text:style-name="T73">7.<text:tab/></text:span>We will assume that you will be using a Linux distribution and you have it set up with a password for the root (administrator) account<text:span text:style-name="T64"> and </text:span><text:span text:style-name="T73">will be u</text:span><text:span text:style-name="T64">sing it as a personal computer with </text:span><text:span text:style-name="T61">your</text:span><text:span text:style-name="T64"> user name and password - NEVER use the root user account for normal work, only to administer the system such as installing new software and that can be done using the sudo bash command</text:span><text:span text:style-name="T73"> if set up</text:span>.<text:span text:style-name="T73"> Many distro's set this up as standard but not all of them</text:span><text:span text:style-name="T89">,</text:span><text:span text:style-name="T73"> so you may need to make a change in the file /etc/sudoes by using a text editor such as sudoedit by first running sudo -s <text:s/>and then entering the root password then run sudoedit /etc/sudoers</text:span></text:p>
      <text:p text:style-name="P21"/>
      <text:p text:style-name="P33">Search down until you find lines that look like :</text:p>
      <text:p text:style-name="P33"/>
      <text:p text:style-name="P62">## The COMMANDS section may have other options added to it.</text:p>
      <text:p text:style-name="P62">##</text:p>
      <text:p text:style-name="P62">## Allow root to run any commands anywhere </text:p>
      <text:p text:style-name="P62">root <text:s text:c="3"/>ALL=(ALL) <text:s text:c="6"/>ALL</text:p>
      <text:p text:style-name="P63"/>
      <text:p text:style-name="P58"><text:soft-page-break/>Now, after this last line add yourself and any other primary user you wish to allow these privilege<text:span text:style-name="T89">s</text:span> to generally enter this text after pressing the keyboard Insert key:</text:p>
      <text:p text:style-name="P58"/>
      <text:p text:style-name="P64">vince <text:s text:c="2"/>ALL=(ALL) <text:s text:c="6"/>ALL</text:p>
      <text:p text:style-name="P64"/>
      <text:p text:style-name="P58">Where 'vince' is the user name to add. you can continue this for any other users but be <text:span text:style-name="T2">careful</text:span> who you <text:span text:style-name="T106">give</text:span> this privilege to. You must only use the command sudo for system administration purposes <text:span text:style-name="T2">ONLY</text:span><text:span text:style-name="T76">.</text:span></text:p>
      <text:p text:style-name="P58"/>
      <text:p text:style-name="P58">Press escape then<text:span text:style-name="T89">,</text:span> when cursor moves to the bottom of screen, enter <text:s/>: (colon) then wq<text:span text:style-name="T101"> and </text:span>(return).</text:p>
      <text:p text:style-name="P57">Next exit sudo by typing exit (return key) when finished.</text:p>
      <text:p text:style-name="P80"/>
      <text:h text:style-name="P90" text:outline-level="1"><text:bookmark-start text:name="__RefHeading___Toc96773_4233716455"/><text:span text:style-name="T101">H</text:span>ow<text:span text:style-name="T90"> can</text:span> <text:span text:style-name="T73">ACAS </text:span>be accessed and used?<text:bookmark-end text:name="__RefHeading___Toc96773_4233716455"/></text:h>
      <text:p text:style-name="P59"/>
      <text:p text:style-name="P59">There are two primary ways to use it <text:span text:style-name="T107">(but there are also other possible ways but all based on the same theme)</text:span>:</text:p>
      <text:p text:style-name="P21"/>
      <text:p text:style-name="P21"><text:span text:style-name="T73">A</text:span>.<text:span text:style-name="T73"><text:tab/></text:span>The <text:span text:style-name="T114">(computer) </text:span>system is only used to store the data files that are needed by ACAS as common files or,</text:p>
      <text:p text:style-name="P21"/>
      <text:p text:style-name="P23"><text:span text:style-name="T73">B</text:span>.<text:span text:style-name="T73"><text:tab/></text:span>To store and run a data base system such as mysql or mariadb <text:span text:style-name="T107">(</text:span>and both of these are available as community versions which is free to down load and use<text:span text:style-name="T107">)</text:span>. </text:p>
      <text:p text:style-name="P23">These will not be offered with technical support from the suppliers but you can obtain much<text:span text:style-name="T107">,</text:span> using their forums when you have questions regarding operations or set ups etc. if the supplied manuals do not cover the areas you are interested in but<text:span text:style-name="T107">,</text:span> setting up basic systems will do the job you require without any stress.<text:span text:style-name="T64"> Both of these</text:span><text:span text:style-name="T107">,</text:span><text:span text:style-name="T64"> also offer a parallel processing protocol where another computer can also be used to run the data system and any changes made to the primary system is also made of the other one - therefore you have a automatic back up of your data and this second system could be a cloud based one assuming you are running <text:s/>LAN type network</text:span><text:span text:style-name="T107"> (using a cable)</text:span><text:span text:style-name="T64"> via your broadband router</text:span><text:span text:style-name="T114"> which is using a high speed broadband facility where upload speed is enough to transfer the data to the cloud servers, say equal or above 20Mb.</text:span></text:p>
      <text:p text:style-name="P21"/>
      <text:p text:style-name="P21">Now for both options<text:span text:style-name="T64">,</text:span> ACAS users can simple access the data when running ACAS where all computers are connected to the same LAN (Local Area Network) or if some users work from home all based around your broadband router that is used to create your network whether wired or Wi-Fi<text:span text:style-name="T64"> </text:span><text:span text:style-name="T73">but</text:span><text:span text:style-name="T64"> wired is more secure and faster.</text:span><text:span text:style-name="T91"> In this case they will connect to the router via it's IP address or using a pre set DNS URL address</text:span><text:span text:style-name="T107"> such as applewood.linkpc.net as an example of a URL.</text:span><text:span text:style-name="T114"> Note in this example the sub link address</text:span><text:span text:style-name="T115"> (folder)</text:span><text:span text:style-name="T114"> is hidden from view, so if not known</text:span><text:span text:style-name="T115">,</text:span><text:span text:style-name="T114"> a user cannot see and access it anyway.</text:span></text:p>
      <text:p text:style-name="P96">Setting up hidden folders is fairly simple under Linux and not much more difficult for <text:span text:style-name="T115">the latest </text:span>Windows<text:span text:style-name="T115"> version</text:span>.</text:p>
      <text:p text:style-name="P96"/>
      <text:p text:style-name="P25"><text:span text:style-name="T73">C. <text:tab/></text:span>Next is another two options and <text:span text:style-name="T73">as </text:span>stated above<text:span text:style-name="T91">,</text:span> all users can access ACAS data files or the data base from their own computer where each computer is set up to share the data that sits on only <text:span text:style-name="T73">the </text:span><text:span text:style-name="T55">one</text:span> computer. If they are working from home they connect to your router using the controlled site address set up for internal work as against that <text:span text:style-name="T107">your </text:span>customers can use<text:span text:style-name="T73"> for what ever reason or application</text:span>.<text:span text:style-name="T73"> </text:span><text:span text:style-name="T115">Customers</text:span><text:span text:style-name="T73"> must NOT have access to internal applications such as ACAS and this can be controlled by all ACAS users being members of the acas user group</text:span><text:span text:style-name="T107"> as one example </text:span><text:span text:style-name="T73">- see more later.</text:span></text:p>
      <text:p text:style-name="P25"/>
      <text:p text:style-name="P25"><text:span text:style-name="T73">D.<text:tab/></text:span>Another option is that where the ACAS server is Linux based then all users have an account set up on that system along with their password and they all log into that system to run all ACAS applications, i.e., such as <text:span text:style-name="T73">ACAS</text:span>, irs, sales, stock, purchase etc. where <text:span text:style-name="T73">ACAS</text:span> <text:s/>is a menu program that will allow selection of all the <text:span text:style-name="T73">ACAS systems</text:span>.</text:p>
      <text:p text:style-name="P25">For extra security, if some staff members should only be allowed to access specific systems then you can<text:span text:style-name="T91">,</text:span> having created an account and password for each, also define <text:span text:style-name="T73">a </text:span>group name for each process such as irs, sales, purchase<text:span text:style-name="T73">, stock</text:span> etc. as well as the master one for acas as acas.</text:p>
      <text:p text:style-name="P25"/>
      <text:p text:style-name="P26"><text:soft-page-break/>If user A needs access to say sales and stock then you add user A as a member of groups sales and stock only and if user B needs stock <text:span text:style-name="T73">then</text:span> made <text:span text:style-name="T73">B a</text:span> member of group stock, etc.</text:p>
      <text:p text:style-name="P25"><text:span text:style-name="T73">B</text:span>eing a member of acas allows access to all of <text:span text:style-name="T73">ACAS systems</text:span> but adding them also into each one does not hurt - just a bit more typing<text:span text:style-name="T73"> as at some point you might well wish to restrict access for some by easily removing a user from group acas so they are left with only being a member of specific groups</text:span>.</text:p>
      <text:p text:style-name="P25"/>
      <text:p text:style-name="P35">For security and to help protect the ACAS system<text:span text:style-name="T107">,</text:span> the program that allows changes to the parameter file (sys002.so) should be set to the user account of the ACAS manager or administrator. This program<text:span text:style-name="T115">,</text:span> once the ACAS system is installed is stored as with all the other programs in folder ~/bin and these should be configured as read/execute by all but for the sys002.so file that should be restricted to read/execute only for the user as <text:span text:style-name="T107">the acas </text:span>administrator.</text:p>
      <text:p text:style-name="P97"><text:s/>[Note that this administrator is NOT the same as the computers administrator who must never be allowed access remotely and allow this is 'normally' set as standard it should be double checked that this is so. <text:s/>There is no reason why admin work should ever be needed for a remote user even if they have to come into the office for some reason to fix a problem.]</text:p>
      <text:p text:style-name="P25"/>
      <text:p text:style-name="P25">This way all users are actually running the system on the server and access the data on their system using say SSH to gain access etc. to the server therefore making the system secure. Another addition is to record all of the computers<text:span text:style-name="T73"> network </text:span>MAC codes <text:span text:style-name="T73">belonging to each user </text:span>that will be accessing ACAS and recording it into additional Linux security functions that check that the computer connecting to the system is known as well as the user. <text:s/>Of course if a user has access to more than one computer such as a laptop then that also has to be registered to use the system via its MAC code. In addition to a MAC code you could also include the computers CPU and the serial number - assuming they have them (not all manufacturers of CPU's do so. <text:s/>So with all these elements in use they can access ACAS or any other applications when connecting to your network which prevents unauthorised persons from attempting to gain access. There are other security features that can also be turned on to improve all such security if needed - talk to your IT support people internally or <text:s/>a company about options.</text:p>
      <text:p text:style-name="P25"/>
      <text:p text:style-name="P25">This also allows for the use of more basic computers to access the ACAS system such as low cost baby systems such as Raspberry Pi that have a cheap monitor, keyboard and mice, where the PI can cost from £50<text:span text:style-name="T115">/$60</text:span> or less, and monitor, keyboard and mice for under £100<text:span text:style-name="T115">/$120</text:span> as the computer does not require any primary data storage of its own but could use a SSD connected, if the need later arises.</text:p>
      <text:p text:style-name="P104"/>
      <text:h text:style-name="P90" text:outline-level="1"><text:bookmark-start text:name="__RefHeading___Toc96775_4233716455"/>ACAS General Set Up<text:bookmark-end text:name="__RefHeading___Toc96775_4233716455"/></text:h>
      <text:h text:style-name="Heading_20_2" text:outline-level="2"><text:bookmark-start text:name="__RefHeading___Toc96799_4233716455"/>General Set up<text:bookmark-end text:name="__RefHeading___Toc96799_4233716455"/></text:h>
      <text:p text:style-name="P25"><text:span text:style-name="T101">L</text:span>ets continue with the general set ups. <text:span text:style-name="T48">It is 'assumed' here that you will use your user name as set up from the above for the install and use of ACAS but you should consider using a specific user for this, other than yourself - be original say, and use the user acas. Doing this wi</text:span>th<text:span text:style-name="T48"> Linux to create a new user and Group of the same name</text:span><text:span text:style-name="T91"> and this should be also set up with a password but that depends on your needs.</text:span><text:span text:style-name="T115"> Make sure all passwords are not easy to guess and are at least 8 digits in length as a minimum. These could be system generated if needed.</text:span></text:p>
      <text:p text:style-name="P6"/>
      <text:p text:style-name="P6">All users of the ACAS system must belong to the acas group<text:span text:style-name="T64"> or one of the sub systems if it is to be restricted such as sales, purchase, irs, stock etc.,</text:span> in order to use it otherwise they will not have access to the programs nor <text:span text:style-name="T108">most of </text:span>the data files. If you are using the RDB database from MySQL or Mariadb for most distro's the users do NOT have to be members of the mysql<text:span text:style-name="T64"> data base</text:span> as you will allocate their user name with a password to this service when setting up the ACAS database on the mysql <text:span text:style-name="T92">or mariadb </text:span>system.</text:p>
      <text:p text:style-name="P6"/>
      <text:p text:style-name="P33">In order for these restrictions to work to specific ACAS systems the programs associated to each has to be owned by the same group name as well as acas and here you will need to be careful creating this<text:span text:style-name="T92">,</text:span> see more details shortly. </text:p>
      <text:p text:style-name="P25">This second ways of using ACAS is to restrict who has access to what so<text:span text:style-name="T92">,</text:span> if not needed use option one where the data is shared by all users using their own computers.</text:p>
      <text:p text:style-name="P25"/>
      <text:p text:style-name="P33">Now to help restrict users between systems after installing ACAS and here it is assumed that all of the programs are stored in folder /home/acas/bin then you have to set each up in addition to the fact that all are owned by user acas but not ** means files starting with text and followed by any others :-</text:p>
      <text:p text:style-name="P33"/>
      <text:p text:style-name="P33">Program<text:tab/>Group 1<text:tab/>Group 2 <text:span text:style-name="T92"><text:tab/><text:tab/><text:tab/><text:tab/><text:tab/>Group 3 (restricted)</text:span></text:p>
      <text:p text:style-name="P33">name<text:tab/><text:tab/></text:p>
      <text:p text:style-name="P33"/>
      <text:p text:style-name="P33">general<text:tab/>general<text:tab/>could also be member of irs</text:p>
      <text:p text:style-name="P33">gl*.so<text:tab/><text:tab/>general<text:tab/>-- <text:s/>ditto --</text:p>
      <text:p text:style-name="P33">irs<text:tab/><text:tab/>irs<text:tab/><text:tab/>could also be member of general</text:p>
      <text:p text:style-name="P33">irs*.so<text:tab/><text:tab/>irs<text:tab/><text:tab/>-- <text:s/>ditto --</text:p>
      <text:p text:style-name="P33">sl*.so<text:tab/><text:tab/>sales</text:p>
      <text:p text:style-name="P33">sales<text:tab/><text:tab/>sales</text:p>
      <text:p text:style-name="P33">st*.so<text:tab/><text:tab/>stock</text:p>
      <text:p text:style-name="P33">stock<text:tab/><text:tab/>stock</text:p>
      <text:p text:style-name="P33">purchase<text:tab/>purchase</text:p>
      <text:p text:style-name="P33">pl*.so<text:tab/><text:tab/>purchase</text:p>
      <text:p text:style-name="P36">sys002.so<text:tab/><text:tab/><text:tab/><text:tab/><text:tab/><text:tab/><text:tab/><text:tab/><text:tab/>acas-admin</text:p>
      <text:p text:style-name="P36"><text:s text:c="3"/>This program allows <text:span text:style-name="T102">the ACAS system </text:span>para<text:span text:style-name="T102">meter</text:span> file to be edited.</text:p>
      <text:p text:style-name="P9"/>
      <text:p text:style-name="P33">Note that the invoicing functions are contained within sales and similar <text:span text:style-name="T92">one's</text:span><text:span text:style-name="T108"> (purchase ordering)</text:span><text:span text:style-name="T92"> </text:span>for purchase.</text:p>
      <text:p text:style-name="P33"/>
      <text:h text:style-name="Heading_20_2" text:outline-level="2"><text:bookmark-start text:name="__RefHeading___Toc96801_4233716455"/><text:soft-page-break/>Data storage methods<text:bookmark-end text:name="__RefHeading___Toc96801_4233716455"/></text:h>
      <text:p text:style-name="P27"><text:span text:style-name="T73">T</text:span><text:span text:style-name="T48">he benefit of using a database over the Cobol data files is that it minimises any issues when accessing any of the sub systems by more than one user at the </text:span><text:span text:style-name="T56">same</text:span><text:span text:style-name="T48"> time doing exactly the </text:span><text:span text:style-name="T56">same</text:span><text:span text:style-name="T48"> thing such as entering invoices. The simple way of getting around it and as used by </text:span>many of the <text:span text:style-name="T48">commercial users is that one user enters in the morning and another the afternoon and the same applies if working the weekend. <text:s/>Of course this only really comes to a head for busy companies when you get a lot of orders outside of an online ordering system</text:span> - more later<text:span text:style-name="T71"> but any such online system must have a provision to update an invoice number</text:span><text:span text:style-name="T73">,</text:span><text:span text:style-name="T71"> created</text:span><text:span text:style-name="T73">,</text:span><text:span text:style-name="T71"> if it is a duplicate one</text:span><text:span text:style-name="T81">,</text:span><text:span text:style-name="T71"> by getting the next number available and here the numbering method must differ between the online system and ACAS with a suggestion of using differing prefixes as the number such as starting all invoices by the year followed by one number for the system, i.e., 2</text:span><text:span text:style-name="T116">5</text:span><text:span text:style-name="T71">1 for ACAS and 2</text:span><text:span text:style-name="T116">5</text:span><text:span text:style-name="T71">2 for online. This way the invoices numbers will not clash between systems.</text:span></text:p>
      <text:p text:style-name="P27"/>
      <text:p text:style-name="P27"><text:span text:style-name="T71">You will have to remember to redo these prefixes after the end of the year ready for the new year and do so manually at least for ACAS by going into the parameter set up program and changing the next invoice number to be used. For the online system check what it supports in order to do the same. <text:s/>Note that using this approach will allow you to process a maximum of </text:span><text:span text:style-name="T73">10 million minus 1 </text:span><text:span text:style-name="T71">per year. If the online system has 10 digits for an invoice number </text:span><text:span text:style-name="T73">as well </text:span><text:span text:style-name="T71">it will be the same but it could </text:span><text:span text:style-name="T116">be </text:span><text:span text:style-name="T109">us</text:span><text:span text:style-name="T116">ing</text:span><text:span text:style-name="T71"> a smaller size</text:span><text:span text:style-name="T73"> invoice number</text:span><text:span text:style-name="T71">.</text:span></text:p>
      <text:p text:style-name="P25"/>
      <text:h text:style-name="Heading_20_2" text:outline-level="2"><text:bookmark-start text:name="__RefHeading___Toc96803_4233716455"/>Stock Control<text:bookmark-end text:name="__RefHeading___Toc96803_4233716455"/></text:h>
      <text:p text:style-name="P11">For the online systems<text:span text:style-name="T73">,</text:span> they can access the Stock Control system to check on availability of stock in real time and then reduce current stock by the order quantity<text:span text:style-name="T80">,</text:span> ready for the next possible order of the same product<text:span text:style-name="T71"> by reducing down by Quantity on-hand by the current order then saving the stock record</text:span>. The same applies to generating receipts and invoices to be printed using ACAS and likewise picking / packing sheets for the packing department<text:span text:style-name="T71"> although the printing of these reports does not effect this value.</text:span><text:span text:style-name="T81"> </text:span></text:p>
      <text:p text:style-name="P11"><text:span text:style-name="T81">It is also possible to add invoices created by the online system to ACAS using the File Handler that process these but here there are two elements, one the header that hold the base details of the order and the second that holds the details of each order line i.e., the stock item along with the price and other associated information including stock location for use with a </text:span><text:span text:style-name="T109">p</text:span><text:span text:style-name="T81">acking or picking note.</text:span></text:p>
      <text:p text:style-name="P11"/>
      <text:p text:style-name="P11"><text:span text:style-name="T81">This way the ACAS system has total control of production of invoices other than the invoice number used. Of course if the invoice number size is not the same as used in ACAS you will have to pad out the size to match if online uses a small</text:span><text:span text:style-name="T109">er</text:span><text:span text:style-name="T81"> number of characters for it. Here the only difficulty is if it is the other way round in that the online system uses larger numbers although that said I have not come across any but</text:span><text:span text:style-name="T109">,</text:span><text:span text:style-name="T81"> it could happen.</text:span></text:p>
      <text:p text:style-name="P6"/>
      <text:h text:style-name="Heading_20_2" text:outline-level="2"><text:bookmark-start text:name="__RefHeading___Toc96805_4233716455"/>Method of data handling in ACAS<text:bookmark-end text:name="__RefHeading___Toc96805_4233716455"/></text:h>
      <text:p text:style-name="P11">Here <text:span text:style-name="T92">is </text:span>the benefit of ACAS using FH (File Handlers) for reading and writing data to files and<text:span text:style-name="T79">/</text:span>or the database. These FH can be called by the online system as they are accessed using the C call convention so that the data can be shared across systems. </text:p>
      <text:p text:style-name="P11"><text:soft-page-break/><text:span text:style-name="T79">If the ACAS system is using databases such as Mysql or Mariadb</text:span><text:span text:style-name="T109">,</text:span><text:span text:style-name="T79"> the the File handlers </text:span><text:span text:style-name="T116">will</text:span><text:span text:style-name="T83">,</text:span><text:span text:style-name="T79"> in turn </text:span><text:span text:style-name="T92">call </text:span><text:span text:style-name="T79">a specific DAL (Data Access Layer) that processes the extra handling required for a RDMS before returning back to the caller FH</text:span><text:span text:style-name="T109">.</text:span><text:span text:style-name="T79"> </text:span></text:p>
      <text:p text:style-name="P11">For more details on this<text:span text:style-name="T64">,</text:span> see the source code and the ACAS<text:span text:style-name="T71"> </text:span>- Technical manual<text:span text:style-name="T71">s</text:span>.<text:span text:style-name="T80"> However for a technical overview here is how it works:</text:span></text:p>
      <text:p text:style-name="P10"/>
      <text:p text:style-name="P34">There is a different FH for all primary (Cobol) files and likewise for a DAL so for the stock control data record the FH is <text:span text:style-name="T116"><text:s/></text:span>acas011<text:span text:style-name="T83"> and for the DAL it is stockMT.</text:span><text:span text:style-name="T110"> For the actual data processing of a file, the specific FH is used (called) and it will processes any requests for data reading or writing for a file, however if RDMS is being used the FH will call the specific DAL to handle data reading and writing and at the end of such process will return to the FH that will in turn, return to the caller program.</text:span></text:p>
      <text:p text:style-name="P10"><text:span text:style-name="T71">The automated usage of a data base over files is reliant on accessing the system fields within the ACAS parameter file</text:span><text:span text:style-name="T79">,</text:span><text:span text:style-name="T71"> namely </text:span><text:span text:style-name="T79">the </text:span><text:span text:style-name="T71">field File-System-Used, which when set to 0 (zero) means </text:span><text:span text:style-name="T79">(Cobol) </text:span><text:span text:style-name="T71">files are used and when not = zero, <text:s/>a data base is used.</text:span><text:span text:style-name="T73"> If the online ordering system is on a different computer</text:span><text:span text:style-name="T79">,</text:span><text:span text:style-name="T73"> th</text:span><text:span text:style-name="T116">a</text:span><text:span text:style-name="T73">n that computer</text:span><text:span text:style-name="T79">,</text:span><text:span text:style-name="T73"> must also have the ACAS system installed as it will be using a very small part of ACAS even if only the file handlers and runtime system.</text:span><text:span text:style-name="T81"> I</text:span><text:span text:style-name="T83">n</text:span><text:span text:style-name="T81"> this case only the modules in the common folder need to be compiled and the *.so files made available to the online software to access</text:span><text:span text:style-name="T110"> via a C</text:span><text:span text:style-name="T116"> type</text:span><text:span text:style-name="T110"> call</text:span><text:span text:style-name="T81">.</text:span></text:p>
      <text:p text:style-name="P6"/>
      <text:p text:style-name="P33">Any <text:span text:style-name="T116">software </text:span>updates to the ACAS system will also have to be made to the online computer as well and at a same or similar time so that the system will match up. This could be done say at midnight on both systems or some other very quiet time period.<text:span text:style-name="T110"> <text:s/>Both system MUST be shut down while such updates are carried out along with any testing of both systems prior to making them available to users or customers, etc.</text:span></text:p>
      <text:p text:style-name="P43">Here is a very good reason for doing such updates over a week end or a bank holiday while there are no staff working - just means that customer<text:span text:style-name="T116">s</text:span> cannot place an order for the period of time while this is happening - If available a message that the system is undergoing maintenance for customers to see instead of the normal service screens.</text:p>
      <text:p text:style-name="P33"/>
      <text:p text:style-name="P8">That said<text:span text:style-name="T64">,</text:span> only ONE user <text:span text:style-name="T70">should</text:span> be adding Invoice into Sales or Purchase Ledger at any one time and this is due to the automation of invoice <text:span text:style-name="T64">and folio </text:span>number<text:span text:style-name="T64">s</text:span> being allocated otherwise<text:span text:style-name="T64">,</text:span> there is a <text:span text:style-name="T73">very minor </text:span>risk of a<text:span text:style-name="T64">n</text:span> attempt to use a duplicate invoice number which the system will refuse when saving the transaction<text:span text:style-name="T73"> and the programs will allocate the next new number and try again</text:span>.<text:span text:style-name="T71"> </text:span>To <text:span text:style-name="T73">help </text:span>avoid this<text:span text:style-name="T64">,</text:span> <text:span text:style-name="T79">even before a</text:span> <text:span text:style-name="T116">acas </text:span>user has<text:span text:style-name="T79"> had a new invoice number selected</text:span><text:span text:style-name="T70">,</text:span> <text:span text:style-name="T70">the system will read and then update the parameter record that contains the next invoice or folio numbers. In th</text:span><text:span text:style-name="T71">i</text:span><text:span text:style-name="T70">s way the record will always be up to date</text:span><text:span text:style-name="T73"> but there is a few milliseconds while this happens - and this is</text:span><text:span text:style-name="T83">,</text:span><text:span text:style-name="T73"> the very low risk element</text:span><text:span text:style-name="T116"> as while computers are very fast acas users entering data / information in are not</text:span><text:span text:style-name="T70">.</text:span></text:p>
      <text:p text:style-name="P75"/>
      <text:p text:style-name="P30">In the event that when writing out the invoice<text:span text:style-name="T82">,</text:span> an error occurs indicating that the invoice number is already present<text:span text:style-name="T82">,</text:span> the program will get the next available invoice number and try again and will do so again if the error reappears.</text:p>
      <text:p text:style-name="P6"/>
      <text:p text:style-name="P28">If you have not decided on what data storage method to use<text:span text:style-name="T71">,</text:span> at least at the beginning of using the system, use data files, as there <text:span text:style-name="T71">are</text:span> programs that will transfer all file data to the data base system if and when you are ready to use the database method and this process can be done as many times as needed without effecting the data files. This process must not be don<text:span text:style-name="T71">e</text:span> when users are using the system as it is possible some new data updates <text:soft-page-break/>may not get transferred over<text:span text:style-name="T73">,</text:span> as a data file could be updated after such a transfer has <text:span text:style-name="T73">or is taking place</text:span>.<text:span text:style-name="T83"> The programs used in transferring the data from files to the database all end with LD, i.e.,analLD and to make it easier there is a Linux script called masterLD.sh that you can run which will call each LD program if the corresponding file exists in the currently active directory. </text:span><text:span text:style-name="T111">The result of this process is the creation (or updating of a file called </text:span></text:p>
      <text:p text:style-name="P29"><text:span text:style-name="T111">SYS-DISPLAY.log that sits in the ACAS system folder along with the parameter file.</text:span><text:span text:style-name="T112"> Using a text editor or </text:span><text:span text:style-name="T116">'</text:span><text:span text:style-name="T112">less</text:span><text:span text:style-name="T116">'</text:span><text:span text:style-name="T112"> or </text:span><text:span text:style-name="T116">'</text:span><text:span text:style-name="T112">cat</text:span><text:span text:style-name="T116">'</text:span><text:span text:style-name="T112"> in a terminal, the content will look some thing like :</text:span></text:p>
      <text:p text:style-name="P29"/>
      <text:p text:style-name="P65">20250217 21481050 invoiceUNL (3.02.00) <text:s text:c="4"/>Cobol files in use</text:p>
      <text:p text:style-name="P65">20250217 21481050 Records in = 0005 Records Total out = 0005</text:p>
      <text:p text:style-name="P65">20250217 21481050 Process Ended.</text:p>
      <text:p text:style-name="P65">20250307 14245336 SystemUNL (3.02.03) <text:s/>Cobol files in use</text:p>
      <text:p text:style-name="P65">20250307 14245338 Records in = 004 Records Newly Created = 001 Records Total out<text:span text:style-name="T112"> </text:span>= 004</text:p>
      <text:p text:style-name="P65">20250307 14245338 Process Ended.</text:p>
      <text:p text:style-name="P65">20250307 14454415 analUNL (3.02.00) <text:s text:c="3"/>Cobol files in use</text:p>
      <text:p text:style-name="P65">20250307 14454415 Records in = 0017 Records Total out = 0017</text:p>
      <text:p text:style-name="P65">20250307 14454415 Process Ended.</text:p>
      <text:p text:style-name="P29"/>
      <text:p text:style-name="P44">On the above example it is showing the processes for file unloads (UNL) to a .seq file but the process is exactly the same. Note that the ISAM load programs where the program name ends with RES does exactly the same which is the reverse of UNL.</text:p>
      <text:p text:style-name="P44"/>
      <text:p text:style-name="P28"><text:span text:style-name="T83">Remember you </text:span><text:span text:style-name="T9">MUST</text:span><text:span text:style-name="T83"> be in the directory containing your data files as pointed to using the environment variable ACAS_LEDGERS.</text:span></text:p>
      <text:p text:style-name="P25"/>
      <text:h text:style-name="Heading_20_2" text:outline-level="2"><text:bookmark-start text:name="__RefHeading___Toc96807_4233716455"/>Linux Users<text:bookmark-end text:name="__RefHeading___Toc96807_4233716455"/></text:h>
      <text:p text:style-name="P7">In order to set up a new user, all <text:span text:style-name="T64">Linux </text:span>distro's <text:span text:style-name="T72">(distributions) </text:span>have specific programs to do this and usually via a pretty <text:span text:style-name="T64">GUI</text:span> application such as for Mageia<text:span text:style-name="T82">,</text:span> <text:span text:style-name="T116">and here, </text:span>you would use the Mageia Control Centre then select "System" from the left menu list then select "Manage users on system" near bottom left. Select "Users" and you will see a list of the current one's installed and by selecting "Group ID" it will be re-listed by ID so look at names where user ID starts from 1000 (the one's below that<text:span text:style-name="T116">,</text:span> are for the <text:span text:style-name="T116">Linux </text:span>system applications).</text:p>
      <text:p text:style-name="P7"/>
      <text:p text:style-name="P7">You will see your user name there as more than likely set to 1000 <text:span text:style-name="T112">or higher, </text:span>so now using the mouse and the cursor select the first icon from the left which will highlight text saying "Add a user to the system" so left click that and you will get a few boxes to enter the new user name and here enter your chosen name for the ACAS system, say <text:span text:style-name="T116">acas</text:span>, the same for the login name and now choice a password and record it some where safe<text:span text:style-name="T72">,</text:span> it will also ask you to confirm the password <text:span text:style-name="T72">in</text:span> the next box and click OK and you are now done adding this user.</text:p>
      <text:p text:style-name="P7">You should use the same procedure to add all other possible users within your business that <text:span text:style-name="T54">will</text:span> use the ACAS system in whole or part such as just Sales Ledger. You can do this at any time later. </text:p>
      <text:p text:style-name="P7"/>
      <text:h text:style-name="Heading_20_2" text:outline-level="2"><text:bookmark-start text:name="__RefHeading___Toc96809_4233716455"/>Linux User Groups<text:bookmark-end text:name="__RefHeading___Toc96809_4233716455"/></text:h>
      <text:p text:style-name="P12">After each us<text:span text:style-name="T63">e</text:span>r has been entered in this way<text:span text:style-name="T64">,</text:span> go to the "Groups" option and scroll down until you find <text:span text:style-name="T112">acas</text:span> and double click it. In the new box select "Group Users" <text:s/>and you will get a list of all of the registered users in the system so scroll down until you find a user that <text:soft-page-break/>you wish to add to the <text:span text:style-name="T64">specific user </text:span>group<text:span text:style-name="T64"> </text:span><text:span text:style-name="T112">acas</text:span><text:span text:style-name="T64">,</text:span> then click it to select, continue doing this for all the users you wish to add and when done click the OK button.<text:span text:style-name="T112"> </text:span></text:p>
      <text:p text:style-name="P44">Note that like user names, group names are always in lower case,i.e., abcdef etc.</text:p>
      <text:p text:style-name="P7"/>
      <text:p text:style-name="P7"><text:span text:style-name="T64">Do the same for any other primary users such as for sales, purchase, IRS and/or general, stock etc. and for each one add the users who can access each one</text:span><text:span text:style-name="T117">,</text:span><text:span text:style-name="T64"> one at a time - this process only (as against the earlier one) is where you want to control who has access to what </text:span><text:span text:style-name="T72">sub </text:span><text:span text:style-name="T64">system as against allowing all user access to all of </text:span><text:span text:style-name="T72">the </text:span><text:span text:style-name="T64">ACAS </text:span><text:span text:style-name="T72">sub </text:span><text:span text:style-name="T64">systems.</text:span></text:p>
      <text:p text:style-name="P7"/>
      <text:p text:style-name="P7"><text:span text:style-name="T64">When done, </text:span>select File and Quit to leave the process and again at the top level menu. You are now done at least until you need to add other users.</text:p>
      <text:p text:style-name="P6"/>
      <text:p text:style-name="P6">A similar process is used for other <text:span text:style-name="T72">distro's</text:span> including Ubuntu but they will use other name<text:span text:style-name="T64">s</text:span> for the <text:span text:style-name="T72">GUI</text:span> program to use.</text:p>
      <text:p text:style-name="P6"/>
      <text:p text:style-name="P6">These two processes can also be done in a terminal program and use<text:span text:style-name="T64">s</text:span> the commands </text:p>
      <text:p text:style-name="P6">groupadd and useradd and to get a detailed usage for each one type man groupadd or man useradd to get the <text:span text:style-name="T72">various parameter options </text:span>to use them - <text:span text:style-name="T83">needles to say, </text:span>the GUI tool is the easiest to use.</text:p>
      <text:p text:style-name="P6"/>
      <text:p text:style-name="P31">The following is documented in manual ACAS - Building the ACAS System.</text:p>
      <text:p text:style-name="P31"/>
      <text:p text:style-name="P31">It should be read for a fuller explanation of the process.</text:p>
      <text:p text:style-name="P17"/>
      <text:h text:style-name="P89" text:outline-level="1"/>
      <text:h text:style-name="P90" text:outline-level="1"><text:bookmark-start text:name="__RefHeading___Toc15744_1697219353"/>Additional install processes for Linux<text:bookmark-end text:name="__RefHeading___Toc15744_1697219353"/></text:h>
      <text:p text:style-name="P17"/>
      <text:p text:style-name="P17">If you have not done so already, boot to the new O/S<text:span text:style-name="T72">.</text:span></text:p>
      <text:p text:style-name="P15"/>
      <text:p text:style-name="P17">Find and start the distro's package manager and search for SSH - you want both the server and the client packages and they must be the same version number and pick the latest version in both cases.<text:span text:style-name="T117"> Note you might be offered one for 32 bit and for 64 bit so assuming you have installed the 64 bit version of Linux always select that variant i.e., 64 bit for all packages. <text:s/>Using 64 bit Linux and its packages will be faster to use than that for 32 bit although the difference might be hard to notice but over the course of a day will add up.</text:span></text:p>
      <text:p text:style-name="P15"/>
      <text:p text:style-name="P17">At this point you can follow the procedure below to install the various elements for ACAS which includes the Cobol compiler and if not already installed the GCC C compiler (this is normally installed when installing Linux<text:span text:style-name="T82">)</text:span>.</text:p>
      <text:p text:style-name="P15"/>
      <text:p text:style-name="P17">It is possible that your distro has the Cobol compiler<text:span text:style-name="T49"> available,</text:span> so use the package manager to search for Cobol and if it is version 3 or later you can install that or install the latest which at time of writing this (16 <text:span text:style-name="T93">January</text:span><text:span text:style-name="T72"> </text:span><text:s/>202<text:span text:style-name="T93">5</text:span>) is v3.2 final release<text:span text:style-name="T49">, from the website at </text:span><text:span text:style-name="T69">https://sourceforge.net/projects/gnucobol/files/gnucobol/3.2</text:span><text:span text:style-name="T49"> now select file</text:span></text:p>
      <text:p text:style-name="P18">gnucobol-3.2.tar.gz - This is for Linux.</text:p>
      <text:p text:style-name="P17"><text:span text:style-name="T49">Note that t</text:span>he late<text:span text:style-name="T49">r</text:span> version<text:span text:style-name="T49">s</text:span> will have various bug fixes<text:span text:style-name="T72"> and features</text:span> installed, so it is always worth using the latest version.</text:p>
      <text:p text:style-name="P101">Note it is anticipated that in 2025 a new release may be issued as v3.3 (subject to testing, etc).</text:p>
      <text:p text:style-name="P17"/>
      <text:p text:style-name="P37">For Windows users who are not using Windows running WSL<text:span text:style-name="T117">2</text:span> and Linux, you can go to Arnold's website at :-</text:p>
      <text:p text:style-name="P105">https://www.arnoldtrembley.com/GnuCOBOL.htm</text:p>
      <text:p text:style-name="P37"/>
      <text:p text:style-name="P78"><text:span text:style-name="T32">Scroll down to "</text:span><text:bookmark text:name="binaries"/>GnuCOBOL Compiler install binaries<text:span text:style-name="T32">"</text:span></text:p>
      <text:p text:style-name="P78"><text:span text:style-name="T32">and select the one you need. </text:span><text:span text:style-name="T33">I would recommend </text:span><text:span text:style-name="T76">GnuCOBOL 3.2 BDB (13Aug2023)</text:span><text:span text:style-name="T77"> <text:s/>but if you wish to use the unrestricted version of BDB, it is the next one on the list.</text:span></text:p>
      <text:p text:style-name="P81">Note that the restrictions are regarding if you wish to resell ACAS with the BDB libraries as against not<text:span text:style-name="T117">,</text:span> or let user get the library themselves. <text:s/>Yes I use the latest version - first in the list.</text:p>
      <text:p text:style-name="P37"/>
      <text:p text:style-name="P18">Create folders cobolsrc and cobolcompilers using<text:span text:style-name="T82"> :-</text:span></text:p>
      <text:p text:style-name="P61">mkdir cobolsrc cobolcompilers</text:p>
      <text:p text:style-name="P15"/>
      <text:p text:style-name="P18">Continue with the install process as outlined in the manual - </text:p>
      <text:p text:style-name="P18">ACAS - Building the ACAS system</text:p>
      <text:p text:style-name="P17"/>
      <text:p text:style-name="P31">Note the preceding and following steps should be undertaken on all the computers that you will use to run ACAS on although only ONE computer will be used to actually store the data files on or for that matter and if used the data base system such as Mysql or Mariadb.</text:p>
      <text:p text:style-name="P31"/>
      <text:p text:style-name="P31"><text:soft-page-break/>However ALL computers will need to have the ACAS parameter file installed in folder ACAS or other name as the folder used, when running ACAS on each computer as this file contains a record who's data points to the main computer / server that holds all the data files and this cop<text:span text:style-name="T73">y</text:span>ing of this file (system.dat) should only be done having set up the parameter file on the primary system / server and examining the content of the para<text:span text:style-name="T73">me</text:span>ter<text:span text:style-name="T73"> file </text:span>report to verify that all entered information is correct<text:span text:style-name="T73"> but note not all data is reported on</text:span>. If this file get changed and the file to be used changed then this file must again be copied over to each computer say using a <text:span text:style-name="T78">USB</text:span> drive co<text:span text:style-name="T73">n</text:span>taining a copy of the file system.dat taken from the server system.<text:span text:style-name="T73"> Each copy should be checked for differences that may need to be made covering changes of path for each computer, if any and that includes if using a database instead of files that the correct address is being used and is accessible for all computers.</text:span></text:p>
      <text:p text:style-name="P31"/>
      <text:p text:style-name="P31">One of the reasons that the compiler and software needs to be installed on each user system is if the different computers to be used are in fact different in architecture in any way and these two processes will get around any such differences. Of <text:span text:style-name="T82">c</text:span>our<text:span text:style-name="T82">s</text:span>e this also means that any ACAS source code updates <text:span text:style-name="T82">are</text:span> also copied across to each and the ACAS system rebuilt. <text:s/>You can of course get each computer to copy over the ACAS sources folder from the server system to each computer via the network links subject to the settings on the server system. Only one computer - the system acting as the data server must hold all of the ACAS data file (other than the parameter file which MUST be on all computers)<text:span text:style-name="T101"> that will run ACAS</text:span>.</text:p>
      <text:p text:style-name="P31"/>
      <text:p text:style-name="P17"><text:span text:style-name="T49">With the compiler and installed and tested as per the instruction</text:span><text:span text:style-name="T95">,</text:span><text:span text:style-name="T49"> and downloading the ACAS sources and storing them in folder cobolsrc</text:span><text:span text:style-name="T95">,</text:span><text:span text:style-name="T49"> and building the ACAS system, you can now </text:span>follow the ACAS set up procedure as follows:</text:p>
      <text:p text:style-name="P17"/>
      <text:p text:style-name="P13"><text:span text:style-name="T4">Step 1</text:span><text:span text:style-name="T49">- </text:span>The first step in system set up, is to create the system data directory for use by the various ACAS systems. <text:span text:style-name="T50">If you used the standard installation script install-ACAS.sh</text:span><text:span text:style-name="T44">,</text:span><text:span text:style-name="T50"> this has been done for you by creating </text:span><text:span text:style-name="T44">the</text:span><text:span text:style-name="T50"> directory (directory and folder means exactly the same</text:span><text:span text:style-name="T49"> thing</text:span><text:span text:style-name="T50">) ACAS in your home folder as well as installing all of the programs in your local bin folder</text:span><text:span text:style-name="T95"> where the environment variable PATH has been updated to include this bin folder again this should have been done with the installation script</text:span><text:span text:style-name="T50">.</text:span></text:p>
      <text:p text:style-name="P13"/>
      <text:p text:style-name="P13"><text:span text:style-name="T5">Step 2</text:span><text:span text:style-name="T48"> - </text:span><text:s/><text:span text:style-name="T48">S</text:span>et <text:span text:style-name="T50">up </text:span>the system parameters and this is done <text:span text:style-name="T39">(and used) </text:span><text:span text:style-name="T51">for </text:span>all of the<text:span text:style-name="T39"> elements in the </text:span>ACAS systems. There are two sets of parameters:</text:p>
      <text:p text:style-name="P13"/>
      <text:list text:style-name="L1">
        <text:list-item>
          <text:p text:style-name="P94">General System Parameters: <text:s/>These determine the company name, page length<text:span text:style-name="T95">s</text:span>, system date, date format (European, International or American) the normal print <text:span text:style-name="T40">spools </text:span>(<text:span text:style-name="T40">via the Linux printer support package - Cups</text:span>) to be used, etc.</text:p>
        </text:list-item>
      </text:list>
      <text:list text:style-name="L2">
        <text:list-item>
          <text:p text:style-name="P95">Groups broken down by sub system (i.e., <text:span text:style-name="T40">IRS or </text:span>General, Sales, Purchase, Stock etc.) is the specific parameters required, that must be set up for each <text:span text:style-name="T45">system or ledger</text:span>.</text:p>
        </text:list-item>
      </text:list>
      <text:p text:style-name="P19">See the manual <text:span text:style-name="T48">ACAS - </text:span>Building the ACAS System<text:span text:style-name="T44">,</text:span> for detailed instructions as well as the meaning of all setting<text:span text:style-name="T44">s</text:span> <text:span text:style-name="T44">with</text:span>in system parameters.<text:span text:style-name="T44"> The same manual should be followed for setting up the pre requirements for S/L and P/L analysis codes, IRS </text:span><text:span text:style-name="T39">(</text:span><text:span text:style-name="T44">or G/L</text:span><text:span text:style-name="T39">)</text:span><text:span text:style-name="T44"> Chart of Accounts etc.</text:span><text:span text:style-name="T95"> At this point you should use IRS over General as testing of General has only had very minor testing as I have not had the time to do so but in any event is only of use to </text:span><text:soft-page-break/><text:span text:style-name="T95">businesses that need support for profit centres and/or branch accounting but in any event can be done within IRS by making use of sub nominal accounts set up to support them.</text:span></text:p>
      <text:p text:style-name="P13"/>
      <text:p text:style-name="P20"><text:span text:style-name="T2">Step </text:span><text:span text:style-name="T5">3</text:span><text:span text:style-name="T48"> - Y</text:span>ou need to have set up IRS at least with the default CoA (Chart of Accounts) although you should make <text:span text:style-name="T48">any needed </text:span>changes to the supplied text file (using a standard text editor) prior to setting up the CoA, if only to match up with your operations - see the IRS manual for more details<text:span text:style-name="T95"> but remember to save a copy of any changes to a </text:span><text:span text:style-name="T8">new</text:span><text:span text:style-name="T95"> file</text:span>. Don't worry if you have missed a few accounts as you can always add more later at any point in time<text:span text:style-name="T48"> using the IRS system</text:span>.<text:span text:style-name="T48"> Remember to print out the CoA for reference when setting up the other systems using the ACAS parameter file data for these systems as some CoA account numbers are </text:span><text:span text:style-name="T5">required</text:span><text:span text:style-name="T48"> for the automatic systems to operate.</text:span></text:p>
      <text:p text:style-name="P55"/>
      <text:p text:style-name="P13"><text:span text:style-name="T6">Step </text:span><text:span text:style-name="T5">4</text:span><text:span text:style-name="T48"> - Y</text:span>ou <text:span text:style-name="T52">must</text:span> <text:span text:style-name="T57"><text:s/></text:span>have set up Purchase Ledger prior to setting up Stock Control as data created in the ledger for suppliers is used but is not essentially required in Stock Control, as well as the analysis codes which <text:span text:style-name="T58">are</text:span>. Failure to do so, will result in an appropriate error message (ST104).<text:span text:style-name="T48"> Setting up the default analysis codes in Sales or Purchase for that matter will set up the one's needed for the other system. You may still need to set up one's for each that will help your business to see all of the statistics generated by the ACAS system day by day but this can be done a little later as and when required.</text:span><text:span text:style-name="T95"> You can add to these default accounts at any time as and when needed but before using them.</text:span></text:p>
      <text:p text:style-name="P13"/>
      <text:p text:style-name="P13"><text:span text:style-name="T6">Step </text:span><text:span text:style-name="T5">5</text:span><text:span text:style-name="T48"> - Y</text:span>ou should also set up Sales Ledger, at least the analysis codes<text:span text:style-name="T48"> (see Step 4)</text:span>, and one customer account i.e., Cash Sales will do.</text:p>
      <text:p text:style-name="P55"/>
      <text:p text:style-name="P13"><text:span text:style-name="T5">Step 6</text:span><text:span text:style-name="T48"> - B</text:span>uild the Stock <text:span text:style-name="T48">system </text:span>Item file by entering information for each stock item having, <text:span text:style-name="T52">already</text:span> <text:span text:style-name="T57"><text:s/></text:span>set up the ledgers.<text:span text:style-name="T48"> Stock control as three fields for holder the Supplier account numbers as first, second and third choice of supplier for all stock items although this is NOT a compulsory field but is recommended</text:span><text:span text:style-name="T97"> for the primary supplier</text:span><text:span text:style-name="T48">.</text:span></text:p>
      <text:p text:style-name="P6">At this point <text:span text:style-name="T55">do not</text:span> enter stock quantities as these should be entered through the Add to Stock process. This should be done after a stock take is made when no orders etc. is taking place, such as the weekend or a bank holiday using printed stock lists to record such for each product sold in the margins of the report - to help save time print off<text:span text:style-name="T96">,</text:span> more than one copy and get your staff to help do this - it might be an idea to get more than one to go through the same stock products counting where you can confirm the counts<text:span text:style-name="T96"> and at this point verify that the stock location information is correct for each stock item</text:span>.</text:p>
      <text:p text:style-name="P6"/>
      <text:p text:style-name="P39">As you enter stock items ensure you utilise the stock Location field<text:span text:style-name="T99">,</text:span> that is used to record where within your company the item is stored (see the Stock System manual for more information) but basically this field should record within it, the Building (office or warehouse), <text:span text:style-name="T99">R</text:span>oom number, Shelving, location by shelf and within shelf, etc., so for example - O11-2-1-4<text:span text:style-name="T98">F</text:span> would be building O (Office 1), room 1, Shelf 2, level 1 position 4th along<text:span text:style-name="T98"> and </text:span><text:span text:style-name="T99">at </text:span><text:span text:style-name="T98">the front</text:span>. <text:s/>This is just one example and you have ten characters to use so you can make use of hyphens or a full stop to break up the various letters or numbers as required for your environment<text:span text:style-name="T99">.</text:span><text:span text:style-name="T98"> In this example</text:span><text:span text:style-name="T99">,</text:span><text:span text:style-name="T98"> O1 mean Office 1 but could be W1 for warehouse 1</text:span><text:span text:style-name="T99">.</text:span><text:span text:style-name="T98"> with room number possibly also indicating floor number if needed, etc.</text:span></text:p>
      <text:p text:style-name="P6"/>
      <text:p text:style-name="P6">This process should also be done at some periods during the year to verify that recorded stock held, matches actual but again say during the weekend when the business is other wise closed for <text:span text:style-name="T99">incoming </text:span>order<text:span text:style-name="T99"> processing</text:span>.<text:span text:style-name="T99"> Here would be a good idea to use the Stock system reporting option to produce a location report where you can select of a report is </text:span><text:soft-page-break/><text:span text:style-name="T99">produced between two ranges of location, say between using the example above as location from as Office 1 room 1 (O11) to location to as Office 1 room 6 (016) where there is only six rooms in Office 1 to hold stock. Option two is to do a new page on change of location ignoring the first nn characters of the location field, in this case say where nn <text:s/>is 03 </text:span><text:span text:style-name="T100">only do a new page on change of the first 3 characters</text:span><text:span text:style-name="T99">.</text:span><text:span text:style-name="T100"> Note this is a new function currently being programmed at this point in time and is subject to change. There is also an option to do a double page change if the page number is an odd number to force a new page being used and this is required for printers that are set up to do double sided printing.</text:span></text:p>
      <text:p text:style-name="P6"/>
      <text:p text:style-name="P6">Any discrepancies must be verified and efforts to find out why there is any differences and for this purpose breakages, theft, <text:s/>etc. must be recorded and the <text:span text:style-name="T100">missing </text:span>stock item<text:span text:style-name="T100">s</text:span> deducted from Stock Control. Of <text:span text:style-name="T100">c</text:span>our<text:span text:style-name="T100">s</text:span>e the reason why it is happening should also be resolved. This applies to both less stock and more than is recorded - both are equally important.</text:p>
      <text:p text:style-name="P6"/>
      <text:p text:style-name="P55"><text:span text:style-name="T59">If you are migrating your Stock Control system from an older software product you can use the program st060 to help transfer all of your stock to ACAS in one process </text:span><text:span text:style-name="T53">but</text:span><text:span text:style-name="T59"> you will </text:span><text:span text:style-name="T7">need</text:span><text:span text:style-name="T59"> to modify the program</text:span><text:span text:style-name="T100"> source,</text:span><text:span text:style-name="T59"> to match up with your old systems data in both format and content.</text:span><text:span text:style-name="T48"> You may well need to contact the software developers for these details and advise about the transfer if needed. <text:s/>It is important that copies of the file layouts used along with the detail of each field in each record for every file is obtained where ever possible as otherwise you will have to enter each stock item from the old systems report to the new ACAS system</text:span><text:span text:style-name="T100"> manually using the reports from the old system</text:span><text:span text:style-name="T48">.</text:span></text:p>
      <text:p text:style-name="P55"/>
      <text:p text:style-name="P56"><text:span text:style-name="T48">The use of the old system file layouts </text:span>is essential<text:span text:style-name="T48"> to help you save time and the risk of errors when entering the information to ACAS.</text:span><text:span text:style-name="T40"> - <text:s/>Read the source code of </text:span><text:span text:style-name="T48">st060</text:span><text:span text:style-name="T40"> program, for more information.</text:span><text:span text:style-name="T48"> A version of st060 such as a new st070 can be created to do the reverse if needed at some time in the future</text:span><text:span text:style-name="T83">,</text:span><text:span text:style-name="T48"> again </text:span><text:span text:style-name="T83">you </text:span><text:span text:style-name="T48">will need </text:span><text:span text:style-name="T83">the</text:span><text:span text:style-name="T48"> file and record layouts of the other system in order to automate the process</text:span><text:span text:style-name="T100"> and avoid the need to manually enter the required data</text:span><text:span text:style-name="T48">.</text:span></text:p>
      <text:p text:style-name="P56"/>
      <text:p text:style-name="P56">If you do not have the resources to do this yourselves we offer a bespoke service to do this for you<text:span text:style-name="T40">,</text:span> but it is chargeable on a time and material basis.<text:span text:style-name="T39"> Therefore you must have obtained the record formats and data layout of the old system before hand</text:span><text:span text:style-name="T83">,</text:span><text:span text:style-name="T48"> as well as a copy of the data files</text:span><text:span text:style-name="T39">.</text:span><text:span text:style-name="T48"> Once programming has been completed and tested against this data a up to date copy of the files will be required to transfer the data and this </text:span><text:span text:style-name="T100">is </text:span><text:span text:style-name="T48">best over a weekend or </text:span><text:span text:style-name="T83">any </text:span><text:span text:style-name="T48">other period of no new orders</text:span><text:span text:style-name="T83"> arriving even if it means shutting down the existing service for a short period</text:span><text:span text:style-name="T48">.</text:span><text:span text:style-name="T100"> The time required for this is short, i.e., a matter of minutes if not seconds depending on the number of different stock items in the system but for say 1,000 items it really will be seconds but a 100,000</text:span><text:span text:style-name="T118">,</text:span><text:span text:style-name="T100"> might run to a few minutes.</text:span></text:p>
      <text:p text:style-name="P56"/>
      <text:p text:style-name="P56">See inside front cover for contact details.</text:p>
      <text:p text:style-name="P13"/>
      <text:p text:style-name="P13">Read <text:span text:style-name="T60">all</text:span> of this manual for suggestions and procedures to adopt<text:span text:style-name="T40">,</text:span> when <text:span text:style-name="T57">using this system </text:span>and the manuals for the other sub-systems for their set up procedures. <text:span text:style-name="T50">For detailed procedures for building and installing the ACAS system see the manual </text:span><text:span text:style-name="T48">ACAS - </text:span><text:span text:style-name="T50">Building the ACAS System</text:span><text:span text:style-name="T44">,</text:span><text:span text:style-name="T50"> which sits with all the other manuals, in the ACAS-Manual folder.</text:span></text:p>
      <text:p text:style-name="P13"/>
      <text:p text:style-name="P13"><text:soft-page-break/><text:span text:style-name="T50">This manual also includes all of the warning and error messages that can be produced from all of the ACAS systems in one place</text:span><text:span text:style-name="T40">,</text:span><text:span text:style-name="T50"> along with additional information about common processes including the Parameter Set up functions and the data required.</text:span></text:p>
      <text:p text:style-name="P13"/>
      <text:p text:style-name="P6">A manual ACAS - A basic introduction to ACAS both overview and operations is in preparation<text:span text:style-name="T94">, or will be as soon as I have some spare time</text:span>.</text:p>
      <text:p text:style-name="P38"/>
      <text:p text:style-name="P38">So much to do and so little time for one pair of hands.</text:p>
      <text:p text:style-name="P38"/>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wiss"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GB"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GB"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 style:font-family-complex="Free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78cm" style:type="center"/>
          <style:tab-stop style:position="17.95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229cm" fo:margin-bottom="0.203cm" style:contextual-spacing="false" fo:text-align="start" style:justify-single-word="false" style:page-number="auto" style:writing-mode="lr-tb"/>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9">
      <number:year number:style="long"/>
    </number:date-style>
    <number:date-style style:name="N10119" number:language="en" number:country="GB">
      <number:year number:style="long"/>
    </number:date-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GB" officeooo:paragraph-rsid="000bec5e"/>
    </style:style>
    <style:style style:name="MP2" style:family="paragraph" style:parent-style-name="Footer">
      <style:text-properties fo:language="en" fo:country="GB"/>
    </style:style>
    <style:style style:name="MT1" style:family="text">
      <style:text-properties officeooo:rsid="000bec5e"/>
    </style:style>
    <style:style style:name="MT2" style:family="text">
      <style:text-properties fo:font-weight="bold" officeooo:rsid="000bec5e" style:font-weight-asian="bold" style:font-weight-complex="bold"/>
    </style:style>
    <style:style style:name="MT3" style:family="text">
      <style:text-properties fo:font-size="12pt" fo:font-weight="bold" officeooo:rsid="000bec5e" style:font-size-asian="12pt" style:font-weight-asian="bold" style:font-size-complex="12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pan text:style-name="MT1"><text:tab/><text:tab/></text:span><text:span text:style-name="MT2">ACAS - </text:span><text:span text:style-name="MT3">System Set up Procedures</text:span></text:p>
      </style:footer>
    </style:master-page>
    <style:master-page style:name="Index" style:page-layout-name="Mpm2" draw:style-name="Mdp1" style:next-style-name="Standard">
      <style:footer>
        <text:p text:style-name="MP1"><text:page-number text:select-page="current">0</text:page-number><text:span text:style-name="MT1"><text:tab/><text:tab/></text:span><text:span text:style-name="MT2">ACAS - </text:span><text:span text:style-name="MT3">System Set up Procedures</text:span></text:p>
      </style:footer>
      <style:footer-left>
        <text:p text:style-name="MP2"/>
      </style:footer-left>
      <style:footer-first>
        <text:p text:style-name="MP2"/>
      </style:footer-first>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ncent B Coen</meta:initial-creator>
    <meta:creation-date>2024-03-04T18:06:03.309330343</meta:creation-date>
    <dc:date>2025-07-27T18:05:08.553857534</dc:date>
    <dc:creator>Vincent B Coen</dc:creator>
    <meta:editing-duration>P11DT8H59M59S</meta:editing-duration>
    <meta:editing-cycles>34</meta:editing-cycles>
    <meta:generator>LibreOffice/24.2.7.2$Linux_X86_64 LibreOffice_project/420$Build-2</meta:generator>
    <meta:printed-by>PDF files: Vincent B Coen</meta:printed-by>
    <meta:print-date>2025-04-02T00:06:07.248145050</meta:print-date>
    <meta:document-statistic meta:table-count="0" meta:image-count="0" meta:object-count="0" meta:page-count="20" meta:paragraph-count="219" meta:word-count="8488" meta:character-count="45923" meta:non-whitespace-character-count="37511"/>
  </office:meta>
</office:document-meta>
</file>